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6.9326in" fo:margin-left="-0.0049in" fo:margin-right="-0.0028in" table:align="margins" style:writing-mode="lr-tb"/>
    </style:style>
    <style:style style:name="Table10.A" style:family="table-column">
      <style:table-column-properties style:column-width="2.084in" style:rel-column-width="19700*"/>
    </style:style>
    <style:style style:name="Table10.B" style:family="table-column">
      <style:table-column-properties style:column-width="0.5792in" style:rel-column-width="5474*"/>
    </style:style>
    <style:style style:name="Table10.C" style:family="table-column">
      <style:table-column-properties style:column-width="0.55in" style:rel-column-width="5199*"/>
    </style:style>
    <style:style style:name="Table10.E" style:family="table-column">
      <style:table-column-properties style:column-width="1.8813in" style:rel-column-width="17783*"/>
    </style:style>
    <style:style style:name="Table10.F" style:family="table-column">
      <style:table-column-properties style:column-width="1.259in" style:rel-column-width="11905*"/>
    </style:style>
    <style:style style:name="Table10.1" style:family="table-row">
      <style:table-row-properties style:keep-together="false" fo:keep-together="always"/>
    </style:style>
    <style:style style:name="Table10.A1" style:family="table-cell">
      <style:table-cell-properties style:vertical-align="middle" fo:padding="0.0382in" fo:border-left="0.0007in solid #000000" fo:border-right="none" fo:border-top="0.0007in solid #000000" fo:border-bottom="0.0007in solid #000000"/>
    </style:style>
    <style:style style:name="Table10.F1" style:family="table-cell">
      <style:table-cell-properties style:vertical-align="middle" fo:padding="0.0382in" fo:border="0.0007in solid #000000"/>
    </style:style>
    <style:style style:name="Table10.A2" style:family="table-cell">
      <style:table-cell-properties style:vertical-align="middle" fo:padding="0.0382in" fo:border-left="0.0007in solid #000000" fo:border-right="none" fo:border-top="none" fo:border-bottom="0.0007in solid #000000"/>
    </style:style>
    <style:style style:name="Table10.F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Standard">
      <style:text-properties fo:font-style="normal" style:font-style-asian="normal" style:font-style-complex="normal"/>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Standard">
      <style:text-properties fo:font-style="normal" style:font-style-asian="normal" style:font-style-complex="normal"/>
    </style:style>
    <style:style style:name="P11"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12" style:family="paragraph" style:parent-style-name="Standard">
      <style:paragraph-properties style:text-autospace="none"/>
    </style:style>
    <style:style style:name="P1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text-properties style:font-name="Times New Roman" fo:font-size="12pt" style:font-size-asian="12pt" style:font-size-complex="12pt"/>
    </style:style>
    <style:style style:name="P15" style:family="paragraph" style:parent-style-name="Standard">
      <style:text-properties fo:font-weight="bold" style:font-weight-asian="bold" style:font-weight-complex="bold"/>
    </style:style>
    <style:style style:name="P1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7" style:family="paragraph" style:parent-style-name="Footnote">
      <style:text-properties style:font-name="Times New Roman"/>
    </style:style>
    <style:style style:name="P18" style:family="paragraph" style:parent-style-name="Standard">
      <style:paragraph-properties fo:break-before="page"/>
    </style:style>
    <style:style style:name="P19" style:family="paragraph" style:parent-style-name="Table_20_Contents">
      <style:paragraph-properties fo:margin-top="0in" fo:margin-bottom="0in" fo:text-align="center" style:justify-single-word="false"/>
      <style:text-properties fo:font-weight="bold" style:font-weight-asian="bold" style:font-weight-complex="bold"/>
    </style:style>
    <style:style style:name="P20" style:family="paragraph" style:parent-style-name="Table_20_Contents">
      <style:paragraph-properties fo:margin-top="0in" fo:margin-bottom="0in" fo:text-align="start" style:justify-single-word="false"/>
    </style:style>
    <style:style style:name="P21" style:family="paragraph" style:parent-style-name="Table_20_Contents">
      <style:paragraph-properties fo:margin-top="0in" fo:margin-bottom="0in" fo:text-align="center" style:justify-single-word="false"/>
    </style:style>
    <style:style style:name="P22" style:family="paragraph" style:parent-style-name="Table_20_Contents">
      <style:paragraph-properties fo:margin-top="0in" fo:margin-bottom="0in" fo:text-align="start"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3" style:family="paragraph" style:parent-style-name="Table_20_Contents">
      <style:paragraph-properties fo:margin-top="0in" fo:margin-bottom="0in" fo:text-align="center" style:justify-single-word="false"/>
      <style:text-properties fo:font-weight="normal" style:font-weight-asian="normal" style:font-weight-complex="normal"/>
    </style:style>
    <style:style style:name="P24" style:family="paragraph" style:parent-style-name="Contents_20_2">
      <style:paragraph-properties>
        <style:tab-stops>
          <style:tab-stop style:position="6.9252in" style:type="right" style:leader-style="dotted" style:leader-text="."/>
        </style:tab-stops>
      </style:paragraph-properties>
    </style:style>
    <style:style style:name="P25" style:family="paragraph" style:parent-style-name="Heading_20_1" style:master-page-name="First_20_Page">
      <style:paragraph-properties style:page-number="auto"/>
    </style:style>
    <style:style style:name="P26" style:family="paragraph" style:parent-style-name="Heading_20_3">
      <style:paragraph-properties fo:margin-top="0in" fo:margin-bottom="0.1181in"/>
    </style:style>
    <style:style style:name="P27" style:family="paragraph" style:parent-style-name="Contents_20_4">
      <style:paragraph-properties>
        <style:tab-stops>
          <style:tab-stop style:position="6.9252in" style:type="right" style:leader-style="dotted" style:leader-text="."/>
        </style:tab-stops>
      </style:paragraph-properties>
    </style:style>
    <style:style style:name="P28" style:family="paragraph" style:parent-style-name="Contents_20_3">
      <style:paragraph-properties>
        <style:tab-stops>
          <style:tab-stop style:position="6.9252in" style:type="right" style:leader-style="dotted" style:leader-text="."/>
        </style:tab-stops>
      </style:paragraph-properties>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Standard" style:list-style-name="L8">
      <style:text-properties style:use-window-font-color="true" style:text-outline="false" style:font-name="Times New Roman"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31" style:family="paragraph" style:parent-style-name="Standard" style:list-style-name="L1"/>
    <style:style style:name="P32" style:family="paragraph" style:parent-style-name="Standard" style:list-style-name="L2"/>
    <style:style style:name="P33" style:family="paragraph" style:parent-style-name="Standard" style:list-style-name="L3"/>
    <style:style style:name="P34" style:family="paragraph" style:parent-style-name="Standard" style:list-style-name="L5"/>
    <style:style style:name="P35" style:family="paragraph" style:parent-style-name="Standard" style:list-style-name="L6"/>
    <style:style style:name="P36" style:family="paragraph" style:parent-style-name="Standard" style:list-style-name="L7"/>
    <style:style style:name="P37" style:family="paragraph" style:parent-style-name="Standard" style:list-style-name="L8">
      <style:text-properties style:font-name="Times New Roman" fo:font-size="12pt" style:font-size-asian="12pt" style:font-size-complex="12pt"/>
    </style:style>
    <style:style style:name="P38" style:family="paragraph" style:parent-style-name="Standard" style:list-style-name="L9"/>
    <style:style style:name="P39" style:family="paragraph" style:parent-style-name="Standard">
      <style:text-properties fo:font-style="normal" style:font-style-asian="normal" style:font-style-complex="normal"/>
    </style:style>
    <style:style style:name="P40" style:family="paragraph" style:parent-style-name="Standard">
      <style:paragraph-properties fo:margin-top="0in" fo:margin-bottom="0in"/>
    </style:style>
    <style:style style:name="P41" style:family="paragraph" style:parent-style-name="Standard" style:list-style-name="L4">
      <style:paragraph-properties fo:margin-top="0in" fo:margin-bottom="0in"/>
    </style:style>
    <style:style style:name="P42" style:family="paragraph" style:parent-style-name="Standard" style:list-style-name="L5">
      <style:paragraph-properties fo:margin-top="0in" fo:margin-bottom="0in"/>
    </style:style>
    <style:style style:name="P43" style:family="paragraph" style:parent-style-name="Standard" style:list-style-name="L6">
      <style:paragraph-properties fo:margin-top="0in" fo:margin-bottom="0in"/>
    </style:style>
    <style:style style:name="P44" style:family="paragraph" style:parent-style-name="Standard" style:list-style-name="L7">
      <style:paragraph-properties fo:margin-top="0in" fo:margin-bottom="0in"/>
    </style:style>
    <style:style style:name="P45" style:family="paragraph" style:parent-style-name="Standard" style:list-style-name="L9">
      <style:paragraph-properties fo:margin-top="0in" fo:margin-bottom="0in"/>
    </style:style>
    <style:style style:name="P46" style:family="paragraph" style:parent-style-name="Standard">
      <style:paragraph-properties fo:margin-top="0in" fo:margin-bottom="0in" fo:text-align="start" style:justify-single-word="false"/>
    </style:style>
    <style:style style:name="P47" style:family="paragraph" style:parent-style-name="Standard" style:list-style-name="L4">
      <style:paragraph-properties fo:margin-top="0in" fo:margin-bottom="0.1181in"/>
    </style:style>
    <style:style style:name="P48" style:family="paragraph">
      <style:paragraph-properties style:writing-mode="lr-tb"/>
    </style:style>
    <style:style style:name="P49" style:family="paragraph">
      <style:paragraph-properties style:writing-mode="lr-tb"/>
      <style:text-properties style:font-name="Times New Roman1" fo:font-size="1pt" style:font-name-asian="Times New Roman1" style:font-name-complex="Times New Roman1"/>
    </style:style>
    <style:style style:name="P50" style:family="paragraph">
      <style:paragraph-properties fo:margin-left="0in" fo:margin-right="0in" fo:margin-top="0in" fo:margin-bottom="0in" fo:line-height="100%" fo:text-align="center" fo:text-indent="0in"/>
    </style:style>
    <style:style style:name="P5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5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53" style:family="paragraph">
      <style:paragraph-properties fo:margin-left="0in" fo:margin-right="0in" fo:margin-top="0in" fo:margin-bottom="0in" fo:line-height="100%" fo:text-indent="0in"/>
    </style:style>
    <style:style style:name="P54" style:family="paragraph">
      <style:paragraph-properties fo:margin-left="0in" fo:margin-right="0in" fo:margin-top="0in" fo:margin-bottom="0in" fo:line-height="100%" fo:text-indent="0in"/>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55" style:family="paragraph">
      <style:paragraph-properties fo:margin-left="0in" fo:margin-right="0in" fo:margin-top="0in" fo:margin-bottom="0in" fo:line-height="100%" fo:text-indent="0in"/>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1" style:family="text">
      <style:text-properties style:use-window-font-color="true" style:font-name="Times New Roman" fo:font-size="12pt" style:text-underline-style="none" style:font-name-asian="ArialMT" style:font-size-asian="12pt" style:font-name-complex="ArialMT" style:font-size-complex="12pt"/>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use-window-font-color="true"/>
    </style:style>
    <style:style style:name="T6"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7" style:family="text">
      <style:text-properties style:use-window-font-color="true" style:font-name="Times New Roman" fo:font-size="12pt" style:text-underline-style="none" style:font-name-asian="ArialMT" style:font-size-asian="12pt" style:font-name-complex="ArialMT" style:font-size-complex="12pt"/>
    </style:style>
    <style:style style:name="T8" style:family="text">
      <style:text-properties style:use-window-font-color="true" style:font-name="Times New Roman" fo:font-size="12pt" style:text-underline-style="none" style:font-size-asian="12pt" style:font-size-complex="12pt"/>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12"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3" style:family="text">
      <style:text-properties style:use-window-font-color="true" style:text-underline-style="none"/>
    </style:style>
    <style:style style:name="T14" style:family="text">
      <style:text-properties style:use-window-font-color="true" style:text-outline="false" fo:letter-spacing="normal" fo:font-weight="normal" style:letter-kerning="false" style:font-name-asian="Times-Roman" style:font-weight-asian="normal" style:font-name-complex="Times-Roman" style:font-weight-complex="normal"/>
    </style:style>
    <style:style style:name="T15" style:family="text">
      <style:text-properties style:use-window-font-color="true" style:text-outline="false" fo:letter-spacing="normal" style:text-underline-style="solid" style:text-underline-width="auto" style:text-underline-color="font-color" fo:font-weight="normal" style:letter-kerning="false" style:font-name-asian="Times-Roman" style:font-weight-asian="normal" style:font-name-complex="Times-Roman" style:font-weight-complex="normal"/>
    </style:style>
    <style:style style:name="T16" style:family="text">
      <style:text-properties style:use-window-font-color="true" style:text-outline="false" fo:letter-spacing="normal" style:text-underline-style="none" fo:font-weight="normal" style:letter-kerning="false" style:font-name-asian="Times-Roman" style:font-weight-asian="normal" style:font-name-complex="Times-Roman" style:font-weight-complex="normal"/>
    </style:style>
    <style:style style:name="T17" style:family="text">
      <style:text-properties fo:font-size="9pt" style:font-size-asian="9pt"/>
    </style:style>
    <style:style style:name="T18" style:family="text">
      <style:text-properties fo:color="#1a1a1a" style:font-name="Times New Roman" fo:font-size="12pt" style:font-name-asian="ArialMT" style:font-size-asian="12pt" style:font-name-complex="ArialMT" style:font-size-complex="12pt"/>
    </style:style>
    <style:style style:name="T19" style:family="text">
      <style:text-properties style:font-name="Times New Roman" fo:font-size="12pt" style:font-size-asian="12pt" style:font-size-complex="12pt"/>
    </style:style>
    <style:style style:name="T20" style:family="text">
      <style:text-properties fo:color="#262626" style:font-name-asian="Verdana" style:font-name-complex="Verdana"/>
    </style:style>
    <style:style style:name="T21" style:family="text">
      <style:text-properties fo:color="#262626" fo:font-style="italic" style:font-name-asian="Verdana" style:font-style-asian="italic" style:font-name-complex="Verdana" style:font-style-complex="italic"/>
    </style:style>
    <style:style style:name="T22" style:family="text">
      <style:text-properties fo:color="#262626" fo:font-style="normal" style:font-name-asian="Verdana" style:font-style-asian="normal" style:font-name-complex="Verdana" style:font-style-complex="normal"/>
    </style:style>
    <style:style style:name="T23" style:family="text">
      <style:text-properties fo:color="#000047" fo:font-weight="normal" style:font-name-asian="Verdana" style:font-weight-asian="normal" style:font-name-complex="Verdana" style:font-weight-complex="normal"/>
    </style:style>
    <style:style style:name="T24" style:family="text">
      <style:text-properties fo:language="en" fo:country="US" style:language-complex="ar" style:country-complex="SA"/>
    </style:style>
    <style:style style:name="T25" style:family="text">
      <style:text-properties style:text-underline-style="solid" style:text-underline-width="auto" style:text-underline-color="font-color"/>
    </style:style>
    <style:style style:name="T26" style:family="text">
      <style:text-properties style:font-name="Times New Roman1" fo:font-size="1pt" style:font-name-asian="Times New Roman1" style:font-name-complex="Times New Roman1"/>
    </style:style>
    <style:style style:name="T27" style:family="text">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6" style:family="graphic">
      <style:graphic-properties draw:stroke="solid" svg:stroke-width="0.0075in" svg:stroke-color="#000000" draw:marker-start="" draw:marker-start-width="0.0902in" draw:marker-start-center="false" draw:marker-end="" draw:marker-end-width="0.0902in" draw:marker-end-center="false" draw:fill="none" draw:fill-color="#cfe7f5" draw:textarea-horizontal-align="justify" draw:textarea-vertical-align="middle" draw:auto-grow-height="false" fo:min-height="0.2953in" fo:min-width="0.1965in" fo:padding-top="0.0535in" fo:padding-bottom="0.0535in" fo:padding-left="0.102in" fo:padding-right="0.102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0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075in" svg:stroke-color="#000000" draw:marker-start="" draw:marker-start-width="0.0902in" draw:marker-start-center="false" draw:marker-end="Arrowheads_20_1" draw:marker-end-width="0.1299in" draw:marker-end-center="false" draw:fill="none" draw:fill-color="#cfe7f5" draw:textarea-horizontal-align="justify" draw:textarea-vertical-align="middle" fo:padding-top="0.0535in" fo:padding-bottom="0.0535in" fo:padding-left="0.102in" fo:padding-right="0.102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799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140730249544640" text:id="ct140730249544640">
          <text:deletion>
            <office:change-info>
              <dc:creator>Balazs Racz</dc:creator>
              <dc:date>2015-02-11T23:14:00</dc:date>
            </office:change-info>
            <text:p text:style-name="Standard"><text:span text:style-name="T1">the </text:span></text:p>
          </text:deletion>
        </text:changed-region>
        <text:changed-region xml:id="ct140730246396384" text:id="ct140730246396384">
          <text:insertion>
            <office:change-info>
              <dc:creator>Balazs Racz</dc:creator>
              <dc:date>2015-02-11T23:16:00</dc:date>
            </office:change-info>
          </text:insertion>
        </text:changed-region>
        <text:changed-region xml:id="ct140730246152432" text:id="ct140730246152432">
          <text:deletion>
            <office:change-info>
              <dc:creator>Balazs Racz</dc:creator>
              <dc:date>2015-02-11T23:17:00</dc:date>
            </office:change-info>
            <text:p text:style-name="Standard">nightime</text:p>
          </text:deletion>
        </text:changed-region>
        <text:changed-region xml:id="ct140730240870896" text:id="ct140730240870896">
          <text:insertion>
            <office:change-info>
              <dc:creator>Balazs Racz</dc:creator>
              <dc:date>2015-02-11T23:17:00</dc:date>
            </office:change-info>
          </text:insertion>
        </text:changed-region>
        <text:changed-region xml:id="ct140730251974656" text:id="ct140730251974656">
          <text:insertion>
            <office:change-info>
              <dc:creator>Balazs Racz</dc:creator>
              <dc:date>2015-02-11T23:21:00</dc:date>
            </office:change-info>
          </text:insertion>
        </text:changed-region>
        <text:changed-region xml:id="ct140730251742912" text:id="ct140730251742912">
          <text:insertion>
            <office:change-info>
              <dc:creator>Balazs Racz</dc:creator>
              <dc:date>2015-02-11T23:21:00</dc:date>
            </office:change-info>
          </text:insertion>
        </text:changed-region>
        <text:changed-region xml:id="ct140730230387952" text:id="ct140730230387952">
          <text:deletion>
            <office:change-info>
              <dc:creator>Balazs Racz</dc:creator>
              <dc:date>2015-02-11T23:22:00</dc:date>
            </office:change-info>
            <text:p text:style-name="Standard"><text:span text:style-name="T2"><text:s text:c="3"/></text:span></text:p>
          </text:deletion>
        </text:changed-region>
        <text:changed-region xml:id="ct140730249590272" text:id="ct140730249590272">
          <text:deletion>
            <office:change-info>
              <dc:creator>Balazs Racz</dc:creator>
              <dc:date>2015-02-11T23:23:00</dc:date>
            </office:change-info>
            <text:p text:style-name="Standard">-number</text:p>
          </text:deletion>
        </text:changed-region>
        <text:changed-region xml:id="ct140730249585072" text:id="ct140730249585072">
          <text:insertion>
            <office:change-info>
              <dc:creator>Balazs Racz</dc:creator>
              <dc:date>2015-02-11T23:23:00</dc:date>
            </office:change-info>
          </text:insertion>
        </text:changed-region>
        <text:changed-region xml:id="ct140730249604368" text:id="ct140730249604368">
          <text:deletion>
            <office:change-info>
              <dc:creator>Balazs Racz</dc:creator>
              <dc:date>2015-02-11T23:33:00</dc:date>
            </office:change-info>
            <text:p text:style-name="P1"><text:s/>i</text:p>
          </text:deletion>
        </text:changed-region>
        <text:changed-region xml:id="ct140730249615568" text:id="ct140730249615568">
          <text:insertion>
            <office:change-info>
              <dc:creator>Jim Kueneman</dc:creator>
              <dc:date>2015-02-11T16:20:00</dc:date>
            </office:change-info>
          </text:insertion>
        </text:changed-region>
        <text:changed-region xml:id="ct140730249592528" text:id="ct140730249592528">
          <text:insertion>
            <office:change-info>
              <dc:creator>Jim Kueneman</dc:creator>
              <dc:date>2015-02-11T16:20:00</dc:date>
            </office:change-info>
          </text:insertion>
        </text:changed-region>
        <text:changed-region xml:id="ct140730249615760" text:id="ct140730249615760">
          <text:deletion>
            <office:change-info>
              <dc:creator>Jim Kueneman</dc:creator>
              <dc:date>2015-02-11T16:20:00</dc:date>
            </office:change-info>
            <text:p text:style-name="Standard">Identifed</text:p>
          </text:deletion>
        </text:changed-region>
        <text:changed-region xml:id="ct140730249616384" text:id="ct140730249616384">
          <text:insertion>
            <office:change-info>
              <dc:creator>Balazs Racz</dc:creator>
              <dc:date>2015-02-11T23:35:00</dc:date>
            </office:change-info>
          </text:insertion>
        </text:changed-region>
        <text:changed-region xml:id="ct140730249593120" text:id="ct140730249593120">
          <text:deletion>
            <office:change-info>
              <dc:creator>Balazs Racz</dc:creator>
              <dc:date>2015-02-11T23:39:00</dc:date>
            </office:change-info>
            <text:p text:style-name="Standard">e</text:p>
          </text:deletion>
        </text:changed-region>
        <text:changed-region xml:id="ct140730249595872" text:id="ct140730249595872">
          <text:insertion>
            <office:change-info>
              <dc:creator>Balazs Racz</dc:creator>
              <dc:date>2015-02-11T23:39:00</dc:date>
            </office:change-info>
          </text:insertion>
        </text:changed-region>
        <text:changed-region xml:id="ct140730249593536" text:id="ct140730249593536">
          <text:insertion>
            <office:change-info>
              <dc:creator>Jim Kueneman</dc:creator>
              <dc:date>2015-02-11T16:34:00</dc:date>
            </office:change-info>
          </text:insertion>
        </text:changed-region>
        <text:changed-region xml:id="ct140730249615952" text:id="ct140730249615952">
          <text:insertion>
            <office:change-info>
              <dc:creator>Jim Kueneman</dc:creator>
              <dc:date>2015-02-11T16:36:00</dc:date>
            </office:change-info>
          </text:insertion>
        </text:changed-region>
        <text:changed-region xml:id="ct140730249645552" text:id="ct140730249645552">
          <text:deletion>
            <office:change-info>
              <dc:creator>Jim Kueneman</dc:creator>
              <dc:date>2015-02-11T16:36:00</dc:date>
            </office:change-info>
            <text:p text:style-name="Standard">whether it produces or consumes that event, </text:p>
          </text:deletion>
        </text:changed-region>
        <text:changed-region xml:id="ct140730249597968" text:id="ct140730249597968">
          <text:insertion>
            <office:change-info>
              <dc:creator>Jim Kueneman</dc:creator>
              <dc:date>2015-02-11T16:36:00</dc:date>
            </office:change-info>
          </text:insertion>
        </text:changed-region>
        <text:changed-region xml:id="ct140730249598160" text:id="ct140730249598160">
          <text:deletion>
            <office:change-info>
              <dc:creator>Jim Kueneman</dc:creator>
              <dc:date>2015-02-11T16:36:00</dc:date>
            </office:change-info>
            <text:p text:style-name="Standard">i</text:p>
          </text:deletion>
        </text:changed-region>
        <text:changed-region xml:id="ct140730249043328" text:id="ct140730249043328">
          <text:insertion>
            <office:change-info>
              <dc:creator>Jim Kueneman</dc:creator>
              <dc:date>2015-02-11T16:41:00</dc:date>
            </office:change-info>
          </text:insertion>
        </text:changed-region>
        <text:changed-region xml:id="ct140730249598352" text:id="ct140730249598352">
          <text:insertion>
            <office:change-info>
              <dc:creator>Jim Kueneman</dc:creator>
              <dc:date>2015-02-11T16:38:00</dc:date>
            </office:change-info>
          </text:insertion>
        </text:changed-region>
        <text:changed-region xml:id="ct140730249598544" text:id="ct140730249598544">
          <text:insertion>
            <office:change-info>
              <dc:creator>Balazs Racz</dc:creator>
              <dc:date>2015-02-11T23:39:00</dc:date>
            </office:change-info>
          </text:insertion>
        </text:changed-region>
        <text:changed-region xml:id="ct140730249040064" text:id="ct140730249040064">
          <text:insertion>
            <office:change-info>
              <dc:creator>Jim Kueneman</dc:creator>
              <dc:date>2015-02-11T16:42:00</dc:date>
            </office:change-info>
          </text:insertion>
        </text:changed-region>
        <text:changed-region xml:id="ct140730249616576" text:id="ct140730249616576">
          <text:deletion>
            <office:change-info>
              <dc:creator>Jim Kueneman</dc:creator>
              <dc:date>2015-02-11T16:43:00</dc:date>
            </office:change-info>
            <text:p text:style-name="Standard">will</text:p>
          </text:deletion>
        </text:changed-region>
        <text:changed-region xml:id="ct140730249644224" text:id="ct140730249644224">
          <text:insertion>
            <office:change-info>
              <dc:creator>Jim Kueneman</dc:creator>
              <dc:date>2015-02-11T16:44:00</dc:date>
            </office:change-info>
          </text:insertion>
        </text:changed-region>
        <text:changed-region xml:id="ct140730249616768" text:id="ct140730249616768">
          <text:insertion>
            <office:change-info>
              <dc:creator>Jim Kueneman</dc:creator>
              <dc:date>2015-02-11T16:43:00</dc:date>
            </office:change-info>
          </text:insertion>
        </text:changed-region>
        <text:changed-region xml:id="ct140730249221504" text:id="ct140730249221504">
          <text:deletion>
            <office:change-info>
              <dc:creator>Jim Kueneman</dc:creator>
              <dc:date>2015-02-11T16:42:00</dc:date>
            </office:change-info>
            <text:p text:style-name="Standard">that event</text:p>
          </text:deletion>
        </text:changed-region>
        <text:changed-region xml:id="ct140730249644528" text:id="ct140730249644528">
          <text:deletion>
            <office:change-info>
              <dc:creator>Jim Kueneman</dc:creator>
              <dc:date>2015-02-11T16:43:00</dc:date>
            </office:change-info>
            <text:p text:style-name="Standard"><text:s/>not know if any node uses </text:p>
          </text:deletion>
        </text:changed-region>
        <text:changed-region xml:id="ct140730249616960" text:id="ct140730249616960">
          <text:deletion>
            <office:change-info>
              <dc:creator>Jim Kueneman</dc:creator>
              <dc:date>2015-02-11T16:47:00</dc:date>
            </office:change-info>
            <text:p text:style-name="Standard">Be aware that since this latter form is transmitted throughout the network, it can be relatively expensive in terms of bandwidth.</text:p>
          </text:deletion>
        </text:changed-region>
        <text:changed-region xml:id="ct140730249617152" text:id="ct140730249617152">
          <text:insertion>
            <office:change-info>
              <dc:creator>Balazs Racz</dc:creator>
              <dc:date>2015-02-11T23:39:00</dc:date>
            </office:change-info>
          </text:insertion>
        </text:changed-region>
        <text:changed-region xml:id="ct140730249617344" text:id="ct140730249617344">
          <text:insertion>
            <office:change-info>
              <dc:creator>Jim Kueneman</dc:creator>
              <dc:date>2015-02-11T16:44:00</dc:date>
            </office:change-info>
          </text:insertion>
        </text:changed-region>
        <text:changed-region xml:id="ct140730249661696" text:id="ct140730249661696">
          <text:insertion>
            <office:change-info>
              <dc:creator>Jim Kueneman</dc:creator>
              <dc:date>2015-02-11T16:45:00</dc:date>
            </office:change-info>
          </text:insertion>
        </text:changed-region>
        <text:changed-region xml:id="ct140730249617536" text:id="ct140730249617536">
          <text:insertion>
            <office:change-info>
              <dc:creator>Jim Kueneman</dc:creator>
              <dc:date>2015-02-11T16:45:00</dc:date>
            </office:change-info>
          </text:insertion>
        </text:changed-region>
        <text:changed-region xml:id="ct140730249647520" text:id="ct140730249647520">
          <text:insertion>
            <office:change-info>
              <dc:creator>Jim Kueneman</dc:creator>
              <dc:date>2015-02-11T16:48:00</dc:date>
            </office:change-info>
          </text:insertion>
        </text:changed-region>
        <text:changed-region xml:id="ct140730249647712" text:id="ct140730249647712">
          <text:insertion>
            <office:change-info>
              <dc:creator>Jim Kueneman</dc:creator>
              <dc:date>2015-02-11T16:47:00</dc:date>
            </office:change-info>
          </text:insertion>
        </text:changed-region>
        <text:changed-region xml:id="ct140730249620048" text:id="ct140730249620048">
          <text:insertion>
            <office:change-info>
              <dc:creator>Balazs Racz</dc:creator>
              <dc:date>2015-02-11T23:53:00</dc:date>
            </office:change-info>
          </text:insertion>
        </text:changed-region>
        <text:changed-region xml:id="ct140730249618112" text:id="ct140730249618112">
          <text:insertion>
            <office:change-info>
              <dc:creator>Balazs Racz</dc:creator>
              <dc:date>2015-02-11T23:53:00</dc:date>
            </office:change-info>
          </text:insertion>
        </text:changed-region>
        <text:changed-region xml:id="ct140730249620240" text:id="ct140730249620240">
          <text:deletion>
            <office:change-info>
              <dc:creator>Balazs Racz</dc:creator>
              <dc:date>2015-02-11T23:53:00</dc:date>
            </office:change-info>
            <text:p text:style-name="Standard">s</text:p>
          </text:deletion>
        </text:changed-region>
        <text:changed-region xml:id="ct140730249359248" text:id="ct140730249359248">
          <text:deletion>
            <office:change-info>
              <dc:creator>Balazs Racz</dc:creator>
              <dc:date>2015-02-11T23:52:00</dc:date>
            </office:change-info>
            <text:p text:style-name="Standard">d</text:p>
          </text:deletion>
        </text:changed-region>
        <text:changed-region xml:id="ct140730249620432" text:id="ct140730249620432">
          <text:insertion>
            <office:change-info>
              <dc:creator>Balazs Racz</dc:creator>
              <dc:date>2015-02-11T23:52:00</dc:date>
            </office:change-info>
          </text:insertion>
        </text:changed-region>
        <text:changed-region xml:id="ct140730249620624" text:id="ct140730249620624">
          <text:deletion>
            <office:change-info>
              <dc:creator>Balazs Racz</dc:creator>
              <dc:date>2015-02-11T23:53:00</dc:date>
            </office:change-info>
            <text:p text:style-name="Standard">s</text:p>
          </text:deletion>
        </text:changed-region>
        <text:changed-region xml:id="ct140730249660624" text:id="ct140730249660624">
          <text:deletion>
            <office:change-info>
              <dc:creator>Balazs Racz</dc:creator>
              <dc:date>2015-02-11T23:52:00</dc:date>
            </office:change-info>
            <text:p text:style-name="Standard">Consumed</text:p>
          </text:deletion>
        </text:changed-region>
        <text:changed-region xml:id="ct140730249620816" text:id="ct140730249620816">
          <text:insertion>
            <office:change-info>
              <dc:creator>Balazs Racz</dc:creator>
              <dc:date>2015-02-11T23:52:00</dc:date>
            </office:change-info>
          </text:insertion>
        </text:changed-region>
        <text:changed-region xml:id="ct140730249619744" text:id="ct140730249619744">
          <text:deletion>
            <office:change-info>
              <dc:creator>Balazs Racz</dc:creator>
              <dc:date>2015-02-11T23:55:00</dc:date>
            </office:change-info>
            <text:p text:style-name="Standard">advertised</text:p>
          </text:deletion>
        </text:changed-region>
        <text:changed-region xml:id="ct140730249587664" text:id="ct140730249587664">
          <text:insertion>
            <office:change-info>
              <dc:creator>Balazs Racz</dc:creator>
              <dc:date>2015-02-11T23:55:00</dc:date>
            </office:change-info>
          </text:insertion>
        </text:changed-region>
        <text:changed-region xml:id="ct140730249621232" text:id="ct140730249621232">
          <text:insertion>
            <office:change-info>
              <dc:creator>Balazs Racz</dc:creator>
              <dc:date>2015-02-11T23:57:00</dc:date>
            </office:change-info>
          </text:insertion>
        </text:changed-region>
        <text:changed-region xml:id="ct140730249495968" text:id="ct140730249495968">
          <text:deletion>
            <office:change-info>
              <dc:creator>Balazs Racz</dc:creator>
              <dc:date>2015-02-11T23:57:00</dc:date>
            </office:change-info>
            <text:p text:style-name="Standard"><text:s/>Range</text:p>
          </text:deletion>
        </text:changed-region>
        <text:changed-region xml:id="ct140730249622128" text:id="ct140730249622128">
          <text:deletion>
            <office:change-info>
              <dc:creator>Balazs Racz</dc:creator>
              <dc:date>2015-02-12</dc:date>
            </office:change-info>
            <text:p text:style-name="Standard">Identify Consumers</text:p>
          </text:deletion>
        </text:changed-region>
        <text:changed-region xml:id="ct140730249622352" text:id="ct140730249622352">
          <text:insertion>
            <office:change-info>
              <dc:creator>Balazs Racz</dc:creator>
              <dc:date>2015-02-12</dc:date>
            </office:change-info>
          </text:insertion>
        </text:changed-region>
        <text:changed-region xml:id="ct140730249622544" text:id="ct140730249622544">
          <text:insertion>
            <office:change-info>
              <dc:creator>Balazs Racz</dc:creator>
              <dc:date>2015-02-12</dc:date>
            </office:change-info>
          </text:insertion>
        </text:changed-region>
        <text:changed-region xml:id="ct140730251413232" text:id="ct140730251413232">
          <text:deletion>
            <office:change-info>
              <dc:creator>Jim Kueneman</dc:creator>
              <dc:date>2015-02-12T20:57:00</dc:date>
            </office:change-info>
            <text:p text:style-name="Standard"><text:span text:style-name="T2">inportant</text:span></text:p>
          </text:deletion>
        </text:changed-region>
        <text:changed-region xml:id="ct140730251353584" text:id="ct140730251353584">
          <text:insertion>
            <office:change-info>
              <dc:creator>Jim Kueneman</dc:creator>
              <dc:date>2015-02-12T20:57:00</dc:date>
            </office:change-info>
          </text:insertion>
        </text:changed-region>
        <text:changed-region xml:id="ct140730252490336" text:id="ct140730252490336">
          <text:insertion>
            <office:change-info>
              <dc:creator>Jim Kueneman</dc:creator>
              <dc:date>2015-02-12T20:58:00</dc:date>
            </office:change-info>
          </text:insertion>
        </text:changed-region>
        <text:changed-region xml:id="ct140730229363712" text:id="ct140730229363712">
          <text:insertion>
            <office:change-info>
              <dc:creator>Jim Kueneman</dc:creator>
              <dc:date>2015-02-12T20: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Introduction</text:h>
      <text:p text:style-name="Standard">This Technical Note contains informative discussion and background for the corresponding OpenLCB Event Transport Standard.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2">the</text:span> sum of the inputs that trigger the production of the PCER by the producer(s<text:span text:style-name="T13">) and the action(s) taken by the consumer(s).</text:span></text:p>
      <text:p text:style-name="Standard"><text:span text:style-name="T13">Its main advantage is the knowledge independence it imparts between all of </text:span><text:span text:style-name="T10">the</text:span><text:span text:style-name="T13"> nodes involved in an event. <text:s/>Ex</text:span><text:span text:style-name="T8">pressed in more anthropomorphic terms, </text:span><text:span text:style-name="T1">neither the producers nor consumers of a PCER are aware of each other. <text:s/>This adds flexibility to the system, since more producers or consumers of the PCER can be added to implement the associated event, without concern of side effects to </text:span><text:span text:style-name="T11">the</text:span><text:span text:style-name="T1"> </text:span><text:change text:change-id="ct140730249544640"/><text:span text:style-name="T1">other nodes involved in </text:span><text:span text:style-name="T11">the</text:span><text:span text:style-name="T1"> event.</text:span><text:note text:id="ftn1" text:note-class="footnote"><text:note-citation>1</text:note-citation><text:note-body><text:p text:style-name="P17"><text:span text:style-name="T20">D. Miorandi and S. Vitturi, “Performance analysis of producer/consumer protocols over IEEE 802.11 wireless links”, </text:span><text:span text:style-name="T21">Proc. IEEE Workshop Factory Communication Systems (WFCS)</text:span><text:span text:style-name="T22">, 2004 </text:span></text:p></text:note-body></text:note><text:note text:id="ftn2" text:note-class="footnote"><text:note-citation>2</text:note-citation><text:note-body><text:p text:style-name="Footnote"><text:span text:style-name="T23">The Producer/Consumer Model and Control System Design ControlLogix 1999 </text:span>https://cours.etsmtl.ca/gpa774/Cours/old-24-03-04/Documentations/Rockwell/articles/Producer_Consumer.html</text:p></text:note-body></text:note></text:p>
      <text:p text:style-name="Standard">The <text:span text:style-name="T2">Producer/Consumer</text:span> Event ID included in a PCER message is a<text:change-start text:change-id="ct140730246396384"/>n<text:change-end text:change-id="ct140730246396384"/> 8-byte unique identifier. The method for assigning these and ensuring their uniqueness is in the OpenLCB Event Identifiers Standard and Technical Note. </text:p>
      <text:p text:style-name="Standard">There are many possible ways to use these 64 bits, some of which are discussed as examples below. In particular, OpenLCB does not require or enforce any particular partitioning of the eight bytes. More than one node may emit the same <text:span text:style-name="T2">Producer/Consumer</text:span> Event ID (note that the Node ID of the emitting node is available separately in the message). More than one node may receive and act on a PCER message with a specific <text:span text:style-name="T2">Producer/Consumer</text:span> Event ID. The only requirement is that the 8-byte quantity be unique to the event.</text:p>
      <text:p text:style-name="Standard">OpenLCB event IDs carry no specific information about whether they are coding “on” or “off”, “active” or “inactive” for some output state. <text:s/>It's possible for multiple consumers to do different things in response to a single event: <text:s/>A event that means “set <text:change text:change-id="ct140730246152432"/><text:change-start text:change-id="ct140730240870896"/>nighttime<text:change-end text:change-id="ct140730240870896"/> lighting” might turn some outputs off and turn others on. <text:s/>Simple nodes will often use two producers to represent “input line N went on” and “input line N went off”; they will often use two consumers to represent “turn on output line N” and “turn off output line N”.</text:p>
      <text:p text:style-name="Standard"><text:soft-page-break/>OpenLCB events therefore do not directly represent states. <text:s/>Rather, they represent state <text:span text:style-name="T25">transitions, or rather a change to the state of the layout</text:span>. One event might be interpreted as “go to output N on”, another as “go to output N off”, and only by seeing which transition happened most recently can the state of output N be recovered. </text:p>
      <text:h text:style-name="Heading_20_1" text:outline-level="1">Annotations to the Standard</text:h>
      <text:p text:style-name="Standard">This section provides background information on corresponding sections of the Standard document. It is expected that two documents will be read together.</text:p>
      <text:h text:style-name="Heading_20_2" text:outline-level="2">Introduction</text:h>
      <text:p text:style-name="Standard">Nothing to add to the Standard. <text:s/></text:p>
      <text:h text:style-name="Heading_20_2" text:outline-level="2">Intended Use</text:h>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2">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code <text:span text:style-name="T2">the</text:span> time. <text:s/></text:p>
      <text:h text:style-name="Heading_20_2" text:outline-level="2">References and Context</text:h>
      <text:p text:style-name="Standard"> For more information on format and presentation, see: </text:p>
      <text:list xml:id="list4286842745127421357" text:style-name="L1">
        <text:list-item>
          <text:p text:style-name="P31">OpenLCB Common Information Technical Note</text:p>
        </text:list-item>
      </text:list>
      <text:p text:style-name="Standard">For more information on MTI values and how they are laid out, see:</text:p>
      <text:list xml:id="list1556112531676398177" text:style-name="L2">
        <text:list-item>
          <text:p text:style-name="P32">OpenLCB Message Network Standard</text:p>
        </text:list-item>
        <text:list-item>
          <text:p text:style-name="P32">OpenLCB MTI allocation table<text:note text:id="ftn3" text:note-class="footnote"><text:note-citation>3</text:note-citation><text:note-body><text:p text:style-name="Footnote">http://openlcb.org/trunk/specs/MtiAllocations.pdf</text:p></text:note-body></text:note>. </text:p>
        </text:list-item>
      </text:list>
      <text:h text:style-name="Heading_20_2" text:outline-level="2">Message Formats</text:h>
      <text:p text:style-name="Standard">The range mask is implemented as a combined base value and mask in order to save space. <text:s/>The base value takes <text:span text:style-name="T2">the</text:span> form 0bv...0 and the mask 0b0...m. <text:s/>If the lowest bit of the base value is a one, then the <text:soft-page-break/>combined form is 0bv...0. <text:s/>However, if the lowest bit of <text:span text:style-name="T2">the</text:span> base value is a zero, then the mask is inverted and the combined form becomes 0bv...1. <text:s/></text:p>
      <text:p text:style-name="Standard"><draw:g text:anchor-type="paragraph" draw:z-index="18" draw:style-name="gr3"><draw:rect draw:style-name="gr5" draw:text-style-name="P51" svg:width="0.1579in" svg:height="0.3157in" svg:x="2.6157in" svg:y="0.263in"><text:p text:style-name="P50"><text:span text:style-name="T27">0</text:span></text:p></draw:rect><draw:rect draw:style-name="gr5" draw:text-style-name="P51" svg:width="0.1579in" svg:height="0.3157in" svg:x="1.7102in" svg:y="0.263in"><text:p text:style-name="P50"><text:span text:style-name="T27">x</text:span></text:p></draw:rect><draw:rect draw:style-name="gr5" draw:text-style-name="P51" svg:width="0.1571in" svg:height="0.3157in" svg:x="2.4591in" svg:y="0.263in"><text:p text:style-name="P50"><text:span text:style-name="T27">x</text:span></text:p></draw:rect><draw:rect draw:style-name="gr5" draw:text-style-name="P51" xml:id="id7" draw:id="id7" svg:width="0.1579in" svg:height="0.3157in" svg:x="2.3012in" svg:y="0.263in"><text:p text:style-name="P50"><text:span text:style-name="T27">x</text:span></text:p></draw:rect><draw:rect draw:style-name="gr5" draw:text-style-name="P51" svg:width="0.1579in" svg:height="0.3157in" svg:x="2.1437in" svg:y="0.263in"><text:p text:style-name="P50"><text:span text:style-name="T27">x</text:span></text:p></draw:rect><draw:rect draw:style-name="gr5" draw:text-style-name="P51" svg:width="0.1579in" svg:height="0.3157in" svg:x="3.2457in" svg:y="0.263in"><text:p text:style-name="P50"><text:span text:style-name="T27">0</text:span></text:p></draw:rect><draw:rect draw:style-name="gr5" draw:text-style-name="P51" svg:width="0.1571in" svg:height="0.3157in" svg:x="3.089in" svg:y="0.263in"><text:p text:style-name="P50"><text:span text:style-name="T27">0</text:span></text:p></draw:rect><draw:rect draw:style-name="gr5" draw:text-style-name="P51" svg:width="0.1579in" svg:height="0.3157in" svg:x="2.9311in" svg:y="0.263in"><text:p text:style-name="P50"><text:span text:style-name="T27">...</text:span></text:p></draw:rect><draw:rect draw:style-name="gr5" draw:text-style-name="P51" svg:width="0.1579in" svg:height="0.3157in" svg:x="2.7736in" svg:y="0.263in"><text:p text:style-name="P50"><text:span text:style-name="T27">0</text:span></text:p></draw:rect><draw:rect draw:style-name="gr5" draw:text-style-name="P51" svg:width="0.276in" svg:height="0.3157in" svg:x="1.8681in" svg:y="0.263in"><text:p text:style-name="P50"><text:span text:style-name="T27">...</text:span></text:p></draw:rect><draw:custom-shape draw:style-name="gr6" draw:text-style-name="P52" svg:width="0.1185in" svg:height="0.8268in" draw:transform="rotate (1.5707963267946) translate (2.69513888888889in 1.28611111111111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52" svg:width="0.1185in" svg:height="0.7087in" draw:transform="rotate (1.5707963267946) translate (3.60069444444444in 1.2861111111111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54" svg:width="0.5512in" svg:height="0.2594in" svg:x="2.813in" svg:y="1.2476in"><draw:text-box><text:p text:style-name="P53"><text:span text:style-name="T28">Base</text:span></text:p></draw:text-box></draw:frame><draw:frame draw:style-name="gr7" draw:text-style-name="P54" svg:width="0.5516in" svg:height="0.2594in" svg:x="3.6791in" svg:y="1.2476in"><draw:text-box><text:p text:style-name="P53"><text:span text:style-name="T28">Mask</text:span></text:p></draw:text-box></draw:frame><draw:rect draw:style-name="gr5" draw:text-style-name="P51" svg:width="0.1579in" svg:height="0.3157in" svg:x="3.561in" svg:y="0.8146in"><text:p text:style-name="P50"><text:span text:style-name="T27">x</text:span></text:p></draw:rect><draw:rect draw:style-name="gr5" draw:text-style-name="P51" svg:width="0.1579in" svg:height="0.3157in" svg:x="2.6555in" svg:y="0.8146in"><text:p text:style-name="P50"><text:span text:style-name="T27">x</text:span></text:p></draw:rect><draw:rect draw:style-name="gr5" draw:text-style-name="P51" svg:width="0.1579in" svg:height="0.3157in" svg:x="3.4035in" svg:y="0.8146in"><text:p text:style-name="P50"><text:span text:style-name="T27">x</text:span></text:p></draw:rect><draw:rect draw:style-name="gr5" draw:text-style-name="P51" svg:width="0.1579in" svg:height="0.3157in" svg:x="3.2457in" svg:y="0.8146in"><text:p text:style-name="P50"><text:span text:style-name="T27">x</text:span></text:p></draw:rect><draw:rect draw:style-name="gr5" draw:text-style-name="P51" svg:width="0.1571in" svg:height="0.3157in" svg:x="3.089in" svg:y="0.8146in"><text:p text:style-name="P50"><text:span text:style-name="T27">x</text:span></text:p></draw:rect><draw:rect draw:style-name="gr5" draw:text-style-name="P51" svg:width="0.1579in" svg:height="0.3157in" svg:x="4.1909in" svg:y="0.8146in"><text:p text:style-name="P50"><text:span text:style-name="T27">x</text:span></text:p></draw:rect><draw:rect draw:style-name="gr5" draw:text-style-name="P51" svg:width="0.1579in" svg:height="0.3157in" svg:x="4.0335in" svg:y="0.8146in"><text:p text:style-name="P50"><text:span text:style-name="T27">x</text:span></text:p></draw:rect><draw:rect draw:style-name="gr5" draw:text-style-name="P51" svg:width="0.1579in" svg:height="0.3157in" svg:x="3.8756in" svg:y="0.8146in"><text:p text:style-name="P50"><text:span text:style-name="T27">...</text:span></text:p></draw:rect><draw:rect draw:style-name="gr5" draw:text-style-name="P51" svg:width="0.1571in" svg:height="0.3157in" svg:x="3.7185in" svg:y="0.8146in"><text:p text:style-name="P50"><text:span text:style-name="T27">x</text:span></text:p></draw:rect><draw:rect draw:style-name="gr5" draw:text-style-name="P51" svg:width="0.276in" svg:height="0.3157in" svg:x="2.813in" svg:y="0.8146in"><text:p text:style-name="P50"><text:span text:style-name="T27">...</text:span></text:p></draw:rect><draw:rect draw:style-name="gr5" draw:text-style-name="P51" svg:width="0.1571in" svg:height="0.3157in" svg:x="4.5063in" svg:y="0.263in"><text:p text:style-name="P50"><text:span text:style-name="T27">m</text:span></text:p></draw:rect><draw:rect draw:style-name="gr11" draw:text-style-name="P51" svg:width="0.1571in" svg:height="0.3157in" svg:x="3.6008in" svg:y="0.263in"><text:p/></draw:rect><draw:rect draw:style-name="gr11" draw:text-style-name="P51" svg:width="0.1579in" svg:height="0.3157in" svg:x="4.3484in" svg:y="0.263in"><text:p/></draw:rect><draw:rect draw:style-name="gr11" draw:text-style-name="P51" svg:width="0.1579in" svg:height="0.3157in" svg:x="4.1909in" svg:y="0.263in"><text:p/></draw:rect><draw:rect draw:style-name="gr11" draw:text-style-name="P51" svg:width="0.1579in" svg:height="0.3157in" svg:x="4.0335in" svg:y="0.263in"><text:p/></draw:rect><draw:rect draw:style-name="gr5" draw:text-style-name="P51" svg:width="0.1571in" svg:height="0.3157in" svg:x="5.1362in" svg:y="0.263in"><text:p text:style-name="P50"><text:span text:style-name="T27">m</text:span></text:p></draw:rect><draw:rect draw:style-name="gr5" draw:text-style-name="P51" svg:width="0.1579in" svg:height="0.3157in" svg:x="4.9783in" svg:y="0.263in"><text:p text:style-name="P50"><text:span text:style-name="T27">m</text:span></text:p></draw:rect><draw:rect draw:style-name="gr5" draw:text-style-name="P51" xml:id="id9" draw:id="id9" svg:width="0.1579in" svg:height="0.3157in" svg:x="4.8209in" svg:y="0.263in"><text:p text:style-name="P50"><text:span text:style-name="T27">...</text:span></text:p></draw:rect><draw:rect draw:style-name="gr5" draw:text-style-name="P51" svg:width="0.1579in" svg:height="0.3157in" svg:x="4.663in" svg:y="0.263in"><text:p text:style-name="P50"><text:span text:style-name="T27">m</text:span></text:p></draw:rect><draw:rect draw:style-name="gr5" draw:text-style-name="P51" svg:width="0.276in" svg:height="0.3157in" svg:x="3.7575in" svg:y="0.263in"><text:p text:style-name="P50"><text:span text:style-name="T27">...</text:span></text:p></draw:rect><draw:rect draw:style-name="gr5" draw:text-style-name="P51" svg:width="0.1579in" svg:height="0.3157in" svg:x="3.5591in" svg:y="0.8122in"><text:p text:style-name="P50"><text:span text:style-name="T27">x</text:span></text:p></draw:rect><draw:rect draw:style-name="gr5" draw:text-style-name="P51" svg:width="0.1579in" svg:height="0.3157in" svg:x="2.6535in" svg:y="0.8122in"><text:p text:style-name="P50"><text:span text:style-name="T27">x</text:span></text:p></draw:rect><draw:rect draw:style-name="gr5" draw:text-style-name="P51" svg:width="0.1579in" svg:height="0.3157in" svg:x="3.4012in" svg:y="0.8122in"><text:p text:style-name="P50"><text:span text:style-name="T27">x</text:span></text:p></draw:rect><draw:rect draw:style-name="gr5" draw:text-style-name="P51" svg:width="0.1571in" svg:height="0.3157in" svg:x="3.2445in" svg:y="0.8122in"><text:p text:style-name="P50"><text:span text:style-name="T27">x</text:span></text:p></draw:rect><draw:rect draw:style-name="gr5" draw:text-style-name="P51" svg:width="0.1579in" svg:height="0.3157in" svg:x="3.0866in" svg:y="0.8122in"><text:p text:style-name="P50"><text:span text:style-name="T27">x</text:span></text:p></draw:rect><draw:rect draw:style-name="gr5" draw:text-style-name="P51" svg:width="0.1579in" svg:height="0.3157in" svg:x="4.189in" svg:y="0.8122in"><text:p text:style-name="P50"><text:span text:style-name="T27">x</text:span></text:p></draw:rect><draw:rect draw:style-name="gr5" draw:text-style-name="P51" svg:width="0.1579in" svg:height="0.3157in" svg:x="4.0311in" svg:y="0.8122in"><text:p text:style-name="P50"><text:span text:style-name="T27">x</text:span></text:p></draw:rect><draw:rect draw:style-name="gr5" draw:text-style-name="P51" svg:width="0.1571in" svg:height="0.3157in" svg:x="3.8744in" svg:y="0.8122in"><text:p text:style-name="P50"><text:span text:style-name="T27">...</text:span></text:p></draw:rect><draw:rect draw:style-name="gr5" draw:text-style-name="P51" svg:width="0.1579in" svg:height="0.3157in" svg:x="3.7165in" svg:y="0.8122in"><text:p text:style-name="P50"><text:span text:style-name="T27">x</text:span></text:p></draw:rect><draw:rect draw:style-name="gr5" draw:text-style-name="P51" svg:width="0.276in" svg:height="0.3157in" svg:x="2.811in" svg:y="0.8122in"><text:p text:style-name="P50"><text:span text:style-name="T27">...</text:span></text:p></draw:rect><draw:rect draw:style-name="gr5" draw:text-style-name="P51" svg:width="0.1579in" svg:height="0.3157in" svg:x="3.5591in" svg:y="0.8122in"><text:p text:style-name="P50"><text:span text:style-name="T27">m</text:span></text:p></draw:rect><draw:rect draw:style-name="gr5" draw:text-style-name="P51" svg:width="0.1579in" svg:height="0.3157in" svg:x="2.6535in" svg:y="0.8122in"><text:p text:style-name="P50"><text:span text:style-name="T27">x</text:span></text:p></draw:rect><draw:rect draw:style-name="gr5" draw:text-style-name="P51" svg:width="0.1579in" svg:height="0.3157in" svg:x="3.4012in" svg:y="0.8122in"><text:p text:style-name="P50"><text:span text:style-name="T27">x</text:span></text:p></draw:rect><draw:rect draw:style-name="gr5" draw:text-style-name="P51" svg:width="0.1571in" svg:height="0.3157in" svg:x="3.2445in" svg:y="0.8122in"><text:p text:style-name="P50"><text:span text:style-name="T27">x</text:span></text:p></draw:rect><draw:rect draw:style-name="gr5" draw:text-style-name="P51" xml:id="id8" draw:id="id8" svg:width="0.1579in" svg:height="0.3157in" svg:x="3.0866in" svg:y="0.8122in"><text:p text:style-name="P50"><text:span text:style-name="T27">x</text:span></text:p></draw:rect><draw:rect draw:style-name="gr5" draw:text-style-name="P51" svg:width="0.1579in" svg:height="0.3157in" svg:x="4.189in" svg:y="0.8122in"><text:p text:style-name="P50"><text:span text:style-name="T27">m</text:span></text:p></draw:rect><draw:rect draw:style-name="gr5" draw:text-style-name="P51" svg:width="0.1579in" svg:height="0.3157in" svg:x="4.0311in" svg:y="0.8122in"><text:p text:style-name="P50"><text:span text:style-name="T27">m</text:span></text:p></draw:rect><draw:rect draw:style-name="gr5" draw:text-style-name="P51" xml:id="id10" draw:id="id10" svg:width="0.1571in" svg:height="0.3157in" svg:x="3.8744in" svg:y="0.8122in"><text:p text:style-name="P50"><text:span text:style-name="T27">...</text:span></text:p></draw:rect><draw:rect draw:style-name="gr5" draw:text-style-name="P51" svg:width="0.1579in" svg:height="0.3157in" svg:x="3.7165in" svg:y="0.8122in"><text:p text:style-name="P50"><text:span text:style-name="T27">m</text:span></text:p></draw:rect><draw:rect draw:style-name="gr5" draw:text-style-name="P51" svg:width="0.276in" svg:height="0.3157in" svg:x="2.811in" svg:y="0.8122in"><text:p text:style-name="P50"><text:span text:style-name="T27">...</text:span></text:p></draw:rect><draw:frame draw:style-name="gr7" draw:text-style-name="P54" svg:width="0.5516in" svg:height="0.2594in" svg:x="1.6319in" svg:y="0.0665in"><draw:text-box><text:p text:style-name="P53"><text:span text:style-name="T28">Base</text:span></text:p></draw:text-box></draw:frame><draw:frame draw:style-name="gr7" draw:text-style-name="P54" svg:width="0.5516in" svg:height="0.2594in" svg:x="3.5217in" svg:y="0.0665in"><draw:text-box><text:p text:style-name="P53"><text:span text:style-name="T28">Mask</text:span></text:p></draw:text-box></draw:frame><draw:connector draw:style-name="gr9" draw:text-style-name="P52" draw:type="line" svg:x1="2.3799in" svg:y1="0.5783in" svg:x2="3.1654in" svg:y2="0.8126in" draw:start-shape="id7" draw:end-shape="id8" draw:end-glue-point="0" svg:d="M6045 1469l1995 595"><text:p/></draw:connector><draw:connector draw:style-name="gr9" draw:text-style-name="P52" draw:type="line" svg:x1="4.8992in" svg:y1="0.5783in" svg:x2="3.9528in" svg:y2="0.8126in" draw:start-shape="id9" draw:start-glue-point="2" draw:end-shape="id10" draw:end-glue-point="0" svg:d="M12444 1469l-2404 595"><text:p/></draw:connector><draw:frame draw:style-name="gr12" draw:text-style-name="P55" svg:width="1.2598in" svg:height="0.2913in" svg:x="2.9709in" svg:y="1.4055in"><draw:text-box><text:p text:style-name="P53"><text:span text:style-name="T27">Range Mask</text:span></text:p></draw:text-box></draw:frame></draw:g></text:p>
      <text:p text:style-name="Standard"><draw:g text:anchor-type="paragraph" draw:z-index="17" draw:style-name="gr3"><draw:g draw:style-name="gr4"><draw:rect draw:style-name="gr5" draw:text-style-name="P51" svg:width="0.1579in" svg:height="0.3043in" svg:x="2.9701in" svg:y="0.4831in"><text:p text:style-name="P50"><text:span text:style-name="T27">m</text:span></text:p></draw:rect><draw:rect draw:style-name="gr5" draw:text-style-name="P51" svg:width="0.1579in" svg:height="0.3043in" svg:x="2.0646in" svg:y="0.4831in"><text:p text:style-name="P50"><text:span text:style-name="T27">x</text:span></text:p></draw:rect><draw:rect draw:style-name="gr5" draw:text-style-name="P51" xml:id="id2" draw:id="id2" svg:width="0.1579in" svg:height="0.3043in" svg:x="2.8126in" svg:y="0.4831in"><text:p text:style-name="P50"><text:span text:style-name="T27">x</text:span></text:p></draw:rect><draw:rect draw:style-name="gr5" draw:text-style-name="P51" svg:width="0.1579in" svg:height="0.3043in" svg:x="2.6547in" svg:y="0.4831in"><text:p text:style-name="P50"><text:span text:style-name="T27">x</text:span></text:p></draw:rect><draw:rect draw:style-name="gr5" draw:text-style-name="P51" svg:width="0.1571in" svg:height="0.3043in" svg:x="2.498in" svg:y="0.4831in"><text:p text:style-name="P50"><text:span text:style-name="T27">x</text:span></text:p></draw:rect><draw:rect draw:style-name="gr5" draw:text-style-name="P51" svg:width="0.1579in" svg:height="0.3043in" svg:x="3.6in" svg:y="0.4831in"><text:p text:style-name="P50"><text:span text:style-name="T27">m</text:span></text:p></draw:rect><draw:rect draw:style-name="gr5" draw:text-style-name="P51" svg:width="0.1579in" svg:height="0.3043in" svg:x="3.4425in" svg:y="0.4831in"><text:p text:style-name="P50"><text:span text:style-name="T27">m</text:span></text:p></draw:rect><draw:rect draw:style-name="gr5" draw:text-style-name="P51" svg:width="0.1579in" svg:height="0.3043in" svg:x="3.2846in" svg:y="0.4831in"><text:p text:style-name="P50"><text:span text:style-name="T27">...</text:span></text:p></draw:rect><draw:rect draw:style-name="gr5" draw:text-style-name="P51" svg:width="0.1571in" svg:height="0.3043in" svg:x="3.128in" svg:y="0.4831in"><text:p text:style-name="P50"><text:span text:style-name="T27">m</text:span></text:p></draw:rect><draw:rect draw:style-name="gr5" draw:text-style-name="P51" svg:width="0.276in" svg:height="0.3043in" svg:x="2.222in" svg:y="0.4831in"><text:p text:style-name="P50"><text:span text:style-name="T27">...</text:span></text:p></draw:rect><draw:custom-shape draw:style-name="gr6" draw:text-style-name="P52" svg:width="0.1142in" svg:height="0.8268in" draw:transform="rotate (-1.57079632679579) translate (2.9305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52" svg:width="0.1142in" svg:height="0.7087in" draw:transform="rotate (-1.57079632679579) translate (3.7180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54" svg:width="1.024in" svg:height="0.2594in" svg:x="2.261in" svg:y="0.122in"><draw:text-box><text:p text:style-name="P53"><text:span text:style-name="T28">Base</text:span></text:p></draw:text-box></draw:frame><draw:frame draw:style-name="gr7" draw:text-style-name="P54" svg:width="1.024in" svg:height="0.2594in" svg:x="3.128in" svg:y="0.1409in"><draw:text-box><text:p text:style-name="P53"><text:span text:style-name="T28">Mask</text:span></text:p></draw:text-box></draw:frame><draw:frame draw:style-name="gr8" draw:text-style-name="P54" xml:id="id1" draw:id="id1" svg:width="1.7323in" svg:height="0.4189in" svg:x="3.128in" svg:y="0.8638in"><draw:text-box><text:p text:style-name="P53"><text:span text:style-name="T28">The sense of the mask bits depend on this bit. <text:s/></text:span></text:p></draw:text-box></draw:frame><draw:connector draw:style-name="gr9" draw:text-style-name="P52" draw:type="curve" svg:x1="3.128in" svg:y1="1.0728in" svg:x2="2.8909in" svg:y2="0.7874in" draw:start-shape="id1" draw:start-glue-point="3" draw:end-shape="id2" draw:end-glue-point="2" svg:d="M7945 2725c-403 0-602-241-602-725"><text:p/></draw:connector></draw:g><draw:g draw:style-name="gr4"><draw:rect draw:style-name="gr5" draw:text-style-name="P51" svg:width="0.1579in" svg:height="0.3043in" svg:x="2.9701in" svg:y="1.674in"><text:p text:style-name="P50"><text:span text:style-name="T27">1</text:span></text:p></draw:rect><draw:rect draw:style-name="gr5" draw:text-style-name="P51" svg:width="0.1579in" svg:height="0.3043in" svg:x="2.0646in" svg:y="1.674in"><text:p text:style-name="P50"><text:span text:style-name="T27">x</text:span></text:p></draw:rect><draw:rect draw:style-name="gr5" draw:text-style-name="P51" xml:id="id4" draw:id="id4" svg:width="0.1579in" svg:height="0.3043in" svg:x="2.8126in" svg:y="1.674in"><text:p text:style-name="P50"><text:span text:style-name="T27">0</text:span></text:p></draw:rect><draw:rect draw:style-name="gr5" draw:text-style-name="P51" svg:width="0.1579in" svg:height="0.3043in" svg:x="2.6547in" svg:y="1.674in"><text:p text:style-name="P50"><text:span text:style-name="T27">x</text:span></text:p></draw:rect><draw:rect draw:style-name="gr5" draw:text-style-name="P51" svg:width="0.1571in" svg:height="0.3043in" svg:x="2.498in" svg:y="1.674in"><text:p text:style-name="P50"><text:span text:style-name="T27">x</text:span></text:p></draw:rect><draw:rect draw:style-name="gr5" draw:text-style-name="P51" svg:width="0.1579in" svg:height="0.3043in" svg:x="3.6in" svg:y="1.674in"><text:p text:style-name="P50"><text:span text:style-name="T27">1</text:span></text:p></draw:rect><draw:rect draw:style-name="gr5" draw:text-style-name="P51" svg:width="0.1579in" svg:height="0.3043in" svg:x="3.4425in" svg:y="1.674in"><text:p text:style-name="P50"><text:span text:style-name="T27">1</text:span></text:p></draw:rect><draw:rect draw:style-name="gr5" draw:text-style-name="P51" svg:width="0.1579in" svg:height="0.3043in" svg:x="3.2846in" svg:y="1.674in"><text:p text:style-name="P50"><text:span text:style-name="T27">...</text:span></text:p></draw:rect><draw:rect draw:style-name="gr5" draw:text-style-name="P51" svg:width="0.1571in" svg:height="0.3043in" svg:x="3.128in" svg:y="1.674in"><text:p text:style-name="P50"><text:span text:style-name="T27">1</text:span></text:p></draw:rect><draw:rect draw:style-name="gr5" draw:text-style-name="P51" svg:width="0.276in" svg:height="0.3043in" svg:x="2.222in" svg:y="1.674in"><text:p text:style-name="P50"><text:span text:style-name="T27">...</text:span></text:p></draw:rect><draw:custom-shape draw:style-name="gr6" draw:text-style-name="P52" svg:width="0.1142in" svg:height="0.8268in" draw:transform="rotate (-1.57079632679579) translate (2.9305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52" svg:width="0.1142in" svg:height="0.7087in" draw:transform="rotate (-1.57079632679579) translate (3.7180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54" svg:width="1.024in" svg:height="0.2594in" svg:x="2.261in" svg:y="1.313in"><draw:text-box><text:p text:style-name="P53"><text:span text:style-name="T28">Base</text:span></text:p></draw:text-box></draw:frame><draw:frame draw:style-name="gr7" draw:text-style-name="P54" svg:width="1.024in" svg:height="0.2594in" svg:x="3.128in" svg:y="1.3319in"><draw:text-box><text:p text:style-name="P53"><text:span text:style-name="T28">Mask</text:span></text:p></draw:text-box></draw:frame><draw:frame draw:style-name="gr10" draw:text-style-name="P54" xml:id="id3" draw:id="id3" svg:width="1.7323in" svg:height="0.5787in" svg:x="3.128in" svg:y="2.0547in"><draw:text-box><text:p text:style-name="P53"><text:span text:style-name="T28">If the lowest base bit is a 0, then mask bits are 1s. <text:s/></text:span></text:p></draw:text-box></draw:frame><draw:connector draw:style-name="gr9" draw:text-style-name="P52" draw:type="curve" svg:x1="3.128in" svg:y1="2.3437in" svg:x2="2.8909in" svg:y2="1.9783in" draw:start-shape="id3" draw:start-glue-point="3" draw:end-shape="id4" draw:end-glue-point="2" svg:d="M7945 5953c-403 0-602-309-602-928"><text:p/></draw:connector></draw:g><draw:g draw:style-name="gr4"><draw:rect draw:style-name="gr5" draw:text-style-name="P51" svg:width="0.1579in" svg:height="0.3043in" svg:x="2.9701in" svg:y="2.8646in"><text:p text:style-name="P50"><text:span text:style-name="T27">0</text:span></text:p></draw:rect><draw:rect draw:style-name="gr5" draw:text-style-name="P51" svg:width="0.1579in" svg:height="0.3043in" svg:x="2.0646in" svg:y="2.8646in"><text:p text:style-name="P50"><text:span text:style-name="T27">x</text:span></text:p></draw:rect><draw:rect draw:style-name="gr5" draw:text-style-name="P51" xml:id="id6" draw:id="id6" svg:width="0.1579in" svg:height="0.3043in" svg:x="2.8126in" svg:y="2.8646in"><text:p text:style-name="P50"><text:span text:style-name="T27">1</text:span></text:p></draw:rect><draw:rect draw:style-name="gr5" draw:text-style-name="P51" svg:width="0.1579in" svg:height="0.3043in" svg:x="2.6547in" svg:y="2.8646in"><text:p text:style-name="P50"><text:span text:style-name="T27">x</text:span></text:p></draw:rect><draw:rect draw:style-name="gr5" draw:text-style-name="P51" svg:width="0.1571in" svg:height="0.3043in" svg:x="2.498in" svg:y="2.8646in"><text:p text:style-name="P50"><text:span text:style-name="T27">x</text:span></text:p></draw:rect><draw:rect draw:style-name="gr5" draw:text-style-name="P51" svg:width="0.1579in" svg:height="0.3043in" svg:x="3.6in" svg:y="2.8646in"><text:p text:style-name="P50"><text:span text:style-name="T27">0</text:span></text:p></draw:rect><draw:rect draw:style-name="gr5" draw:text-style-name="P51" svg:width="0.1579in" svg:height="0.3043in" svg:x="3.4425in" svg:y="2.8646in"><text:p text:style-name="P50"><text:span text:style-name="T27">0</text:span></text:p></draw:rect><draw:rect draw:style-name="gr5" draw:text-style-name="P51" svg:width="0.1579in" svg:height="0.3043in" svg:x="3.2846in" svg:y="2.8646in"><text:p text:style-name="P50"><text:span text:style-name="T27">...</text:span></text:p></draw:rect><draw:rect draw:style-name="gr5" draw:text-style-name="P51" svg:width="0.1571in" svg:height="0.3043in" svg:x="3.128in" svg:y="2.8646in"><text:p text:style-name="P50"><text:span text:style-name="T27">0</text:span></text:p></draw:rect><draw:rect draw:style-name="gr5" draw:text-style-name="P51" svg:width="0.276in" svg:height="0.3043in" svg:x="2.222in" svg:y="2.8646in"><text:p text:style-name="P50"><text:span text:style-name="T27">...</text:span></text:p></draw:rect><draw:custom-shape draw:style-name="gr6" draw:text-style-name="P52" svg:width="0.1142in" svg:height="0.8268in" draw:transform="rotate (-1.57079632679579) translate (2.91319444444444in 2.7291666666666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52" svg:width="0.1142in" svg:height="0.7087in" draw:transform="rotate (-1.57079632679579) translate (3.71805555555556in 2.71180555555556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54" svg:width="0.5913in" svg:height="0.2594in" svg:x="2.261in" svg:y="2.5031in"><draw:text-box><text:p text:style-name="P53"><text:span text:style-name="T28">Base</text:span></text:p></draw:text-box></draw:frame><draw:frame draw:style-name="gr7" draw:text-style-name="P54" svg:width="0.5906in" svg:height="0.2594in" svg:x="3.128in" svg:y="2.522in"><draw:text-box><text:p text:style-name="P53"><text:span text:style-name="T28">Mask</text:span></text:p></draw:text-box></draw:frame><draw:frame draw:style-name="gr10" draw:text-style-name="P54" xml:id="id5" draw:id="id5" svg:width="1.7323in" svg:height="0.5787in" svg:x="3.128in" svg:y="3.2449in"><draw:text-box><text:p text:style-name="P53"><text:span text:style-name="T28">If the lowest base bit is a 1, then mask bits are 0s. <text:s/></text:span></text:p></draw:text-box></draw:frame><draw:connector draw:style-name="gr9" draw:text-style-name="P52" draw:type="curve" svg:x1="3.128in" svg:y1="3.5335in" svg:x2="2.8909in" svg:y2="3.1685in" draw:start-shape="id5" draw:start-glue-point="3" draw:end-shape="id6" draw:end-glue-point="2" svg:d="M7945 8975c-403 0-602-308-602-927"><text:p/></draw:connector></draw:g></draw:g>Ranges can only be specified in powers of 2, i<text:change-start text:change-id="ct140730251974656"/>.<text:change-end text:change-id="ct140730251974656"/>e<text:change-start text:change-id="ct140730251742912"/>.,<text:change-end text:change-id="ct140730251742912"/> they can specify ranges of 2, 4, 8, <text:span text:style-name="T2">… .Therefore, if a range of n is required, then the next larger power of two is used. <text:s/>Ranges should not be over specified, so the standard requires that a range not extend past the next power of two by requiring that at least 50% of the EventIDs in the range be relevant.</text:span><text:change text:change-id="ct140730230387952"/></text:p>
      <text:p text:style-name="P13">Encoding a range is done by determining how many values are required, choosing the next higher power of two, choosing a base value and the mask, and finally 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text:p>
      <text:p text:style-name="P13">Decoding a range involves identifying the mask as lowest contiguous bits of the same value as the lowest bit. <text:s/>The base value is the remaining high order bits. <text:s/>For example, the combined form <text:soft-page-break/>0x987650 would yield a mask of 0x00000F and a base of 0x98765, whereas 0x98764F would yield a mask of 0x00000F (inverted) and a base of 0x987640. <text:s/></text:p>
      <text:h text:style-name="Heading_20_3" text:outline-level="3">Producer/Consumer Event Report (PCER)</text:h>
      <text:p text:style-name="Standard">This message transports an Event<text:change text:change-id="ct140730249590272"/><text:change-start text:change-id="ct140730249585072"/> ID<text:change-end text:change-id="ct140730249585072"/> from a producer node(s) to zero or more unspecified consumer nodes. <text:s/>It i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p>
      <text:h text:style-name="Heading_20_3" text:outline-level="3">Identify Consumer </text:h>
      <text:p text:style-name="Standard">This message is broadcast and requests each node to report whether it consumes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2">want</text:span> to determine the correct value of the distributed state. Producers can, but don't always, <text:span text:style-name="T2">know</text:span> that state. <text:s/>For example, consider “On” and “Off” events for a light. <text:s/>There might be two producers attached to 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2">the</text:span> state. <text:s/>The lamp controller that consumes the “On” and “Off” probably <text:span text:style-name="T2">knows whether it is currently providing power to the lamp, and so can reply with valid for one event and invalid for the other.</text:span></text:p>
      <text:h text:style-name="Heading_20_3" text:outline-level="3">Consumer Range Identified</text:h>
      <text:p text:style-name="P1">This message broadcasts, in response to a received Identify Consumer message, from each node that consumes event<text:change text:change-id="ct140730249604368"/>s <text:span text:style-name="T2">in the range specified by the </text:span>included event-ID-with-mask. <text:s/>This is one of the messages that allows bridges to do automatic routing of event messages. <text:s text:c="4"/></text:p>
      <text:p text:style-name="P1">The requirement that 50% or more of the Event IDs in a range are consumed is to allow rounding the range up to the enclosing bit, but no further. This keeps <text:span text:style-name="T2">the</text:span> Event ID ranges in the complete OpenLCB system compact and is intended to make the task of gateways more manageable.</text:p>
      <text:p text:style-name="P1">Allowing this requirement to be overridden by other Standards permits development of standard protocols that use one Consumer Range Identified message for separate disconnected ranges to improve efficiency. By only allowing this to be done via the Standards process, not as an ad-hoc design issue, complexity is kept under control.</text:p>
      <text:h text:style-name="Heading_20_3" text:outline-level="3">Identify Producer </text:h>
      <text:p text:style-name="Standard">This message is broadcast and requests each node to report whether it produces this Event ID. <text:s/></text:p>
      <text:h text:style-name="Heading_20_3" text:outline-level="3"><text:soft-page-break/>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p text:style-name="Standard">The ProducerIdentified message is different from a Producer-ConsumerEventReport message for several reasons:</text:p>
      <text:list xml:id="list5418916400803103803" text:style-name="L3">
        <text:list-item>
          <text:p text:style-name="P33">It allows the valid/invalid/unknown subforms, which don't make any sense for a PCER message</text:p>
        </text:list-item>
        <text:list-item>
          <text:p text:style-name="P33">It allows network listeners to separate the event identification mechanism, which uses ProducerIdentified, from the event transport mechanism, which uses PCER. <text:s/>Otherwise, nodes might think that an event had <text:span text:style-name="T2">occurred</text:span> and was being produced, when it was just a response to a request for current status.</text:p>
        </text:list-item>
      </text:list>
      <text:h text:style-name="Heading_20_3" text:outline-level="3">Producer Range Identified</text:h>
      <text:p text:style-name="P1">The requirement that 50% or more of the Event IDs in a range are produced is to allow rounding the range up to the enclosing bit, but no further. This keeps <text:span text:style-name="T2">the</text:span> Event ID ranges in the complete OpenLCB system compact and is intended to make the task of gateways more manageable. </text:p>
      <text:p text:style-name="P1">Allowing this requirement to be overridden by other Standards permits development of standard protocols that use one Producer Range Identified message for separate disconnected ranges to improve efficiency. By only allowing this to be done via the Standards process, not as an ad-hoc design issue, complexity is kept under control.</text:p>
      <text:p text:style-name="Standard">An example of a producer range would be a fast clock node that sends a range of events to indicate the time. Since <text:span text:style-name="T2">there</text:span> are 24*60*60 = 86,400 seconds in a day, it needs a range containing 86,400 events. <text:s/>In this case, rather than having to send 86,400 individual ProducerIdentified messages at start-up or on request, it can send one Producer<text:change-start text:change-id="ct140730249615568"/> <text:change-end text:change-id="ct140730249615568"/>Range<text:change-start text:change-id="ct140730249592528"/> Identified<text:change-end text:change-id="ct140730249592528"/><text:change text:change-id="ct140730249615760"/> message <text:span text:style-name="T2">with the</text:span> ap<text:change-start text:change-id="ct140730249616384"/>p<text:change-end text:change-id="ct140730249616384"/>ropriate base/mask Event ID Range value. <text:s text:c="2"/></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Identify <text:change text:change-id="ct140730249593120"/><text:change-start text:change-id="ct140730249595872"/>E<text:change-end text:change-id="ct140730249595872"/>vents comes in both addressed and global forms. They are intended to be used for different use cases.</text:p>
      <text:p text:style-name="Standard">In some cases, the node may want to query a specific node as to <text:change-start text:change-id="ct140730249593536"/>what events it produces or consumes<text:change-end text:change-id="ct140730249593536"/><text:change-start text:change-id="ct140730249615952"/>. <text:change-end text:change-id="ct140730249615952"/><text:change text:change-id="ct140730249645552"/><text:change-start text:change-id="ct140730249597968"/>I<text:change-end text:change-id="ct140730249597968"/><text:change text:change-id="ct140730249598160"/>n these case<text:change-start text:change-id="ct140730249043328"/>s<text:change-end text:change-id="ct140730249043328"/> the directed form is appropriate.<text:change-start text:change-id="ct140730249598352"/> <text:s/>This message will minimize the load on the network as only the node of interest will respond.<text:change-end text:change-id="ct140730249598352"/></text:p>
      <text:p text:style-name="Standard">In other cases, the node producing the Identify Event<text:change-start text:change-id="ct140730249598544"/>s<text:change-end text:change-id="ct140730249598544"/><text:change-start text:change-id="ct140730249040064"/> message<text:change-end text:change-id="ct140730249040064"/> <text:change text:change-id="ct140730249616576"/><text:change-start text:change-id="ct140730249644224"/>has a lack of knowledge to <text:change-end text:change-id="ct140730249644224"/><text:change-start text:change-id="ct140730249616768"/>which nodes produce or consume the events of interest<text:change-end text:change-id="ct140730249616768"/><text:change text:change-id="ct140730249221504"/><text:change text:change-id="ct140730249644528"/>, and therefore the global form is the more appropriate choice. <text:change text:change-id="ct140730249616960"/><text:s/>The global form of Identify Event<text:change-start text:change-id="ct140730249617152"/>s<text:change-end text:change-id="ct140730249617152"/> is similar to the combination of an Identify Producers and an Identify Consumers message<text:change-start text:change-id="ct140730249617344"/> for every possible <text:change-end text:change-id="ct140730249617344"/><text:change-start text:change-id="ct140730249661696"/>enumeration of Event Ids<text:change-end text:change-id="ct140730249661696"/>.<text:change-start text:change-id="ct140730249617536"/> <text:s/>This event is useful to build routing tables for networks segments or network browsing tool bu<text:change-end text:change-id="ct140730249617536"/><text:change-start text:change-id="ct140730249647520"/>t b<text:change-end text:change-id="ct140730249647520"/><text:change-start text:change-id="ct140730249647712"/>e aware that since this form is transmitted throughout the network, it can be relatively expensive in terms of bandwidth.<text:change-end text:change-id="ct140730249647712"/></text:p>
      <text:h text:style-name="P26" text:outline-level="3"><text:soft-page-break/>Learn Event</text:h>
      <text:p text:style-name="Standard">This message is part of a communication-based method for configuring various producers and consumers across the OpenLCB network to respond to a single Event ID. After those producers and consumers have been selected via some other process, this message is broadcast to carry a specific Event ID to all of them.</text:p>
      <text:h text:style-name="Heading_20_2" text:outline-level="2">States</text:h>
      <text:p text:style-name="Standard">After the I<text:change-start text:change-id="ct140730249620048"/>nitialization <text:change-end text:change-id="ct140730249620048"/>C<text:change-start text:change-id="ct140730249618112"/>omplete<text:change-end text:change-id="ct140730249618112"/> message is sent, but before any <text:s/>Producer/Consumer Event Report messages are sent, each node must identify all events produced or consumed <text:s/>via zero or more Identify Consumer<text:change text:change-id="ct140730249620240"/>, Identify Consume<text:change text:change-id="ct140730249359248"/><text:change-start text:change-id="ct140730249620432"/>r<text:change-end text:change-id="ct140730249620432"/> Range, Identify Producer<text:change text:change-id="ct140730249620624"/> and Identify <text:change text:change-id="ct140730249660624"/><text:change-start text:change-id="ct140730249620816"/>Producer<text:change-end text:change-id="ct140730249620816"/>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Nodes can send identify/identified messages for automatically-routed Event IDs. Nodes aren't required to reply to Identify Producer/Consumer messages for automatically-<text:change text:change-id="ct140730249619744"/><text:change-start text:change-id="ct140730249587664"/>routed<text:change-end text:change-id="ct140730249587664"/> Event IDs to simplify node programming, but it is useful if they do.</text:p>
      <text:p text:style-name="Standard">Identify Producer/Consumer messages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is reset by <text:s/>the Initialization Complete message, and not by any lower level link (CAN or other) state machine.</text:p>
      <text:p text:style-name="Standard">Delay in sending the Producer Identified / Producer Range Identified and Consumer Identified / Consumer <text:change-start text:change-id="ct140730249621232"/>Range <text:change-end text:change-id="ct140730249621232"/>Identified<text:change text:change-id="ct140730249495968"/> messages after Initialization Complete is allowed, but there's no delivery guarantee for <text:span text:style-name="T2">this</text:span> node's events until those have been sent and the state has transitioned to Advertised.</text:p>
      <text:p text:style-name="Standard">When a node changes the events it manages, it still needs to emit the Producer Identified / Producer Range Identified and/or Consumer Identified / Consumer Range Identified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text:change text:change-id="ct140730249622128"/><text:change-start text:change-id="ct140730249622352"/>Initialization Complete<text:change-end text:change-id="ct140730249622352"/> again says that all events are not interesting, though). <text:s/>This could be added, but it is much harder for gateways to decide that an Event ID is not interesting than that it is interesting, because they have to keep a list of all the node IDs that are interested,<text:change-start text:change-id="ct140730249622544"/> <text:change-end text:change-id="ct140730249622544"/>and back that off. <text:s/>Better to just let 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6956971444486239468" text:style-name="L4">
        <text:list-item>
          <text:p text:style-name="P41"><text:soft-page-break/>When the node is first initialized, after <text:s/>the “Initialization Complete” message has been sent.</text:p>
        </text:list-item>
        <text:list-item>
          <text:p text:style-name="P47">When a configuration change has added another Event ID that can be produced or consumed.</text:p>
        </text:list-item>
      </text:list>
      <text:p text:style-name="Standard">To announce new Event IDs, the node must transmit a Producer Identified message for each Producer/Consumer Event ID it can newly produce, and a Consumer Identified message for each Producer/Consumer Event ID that it can newly consume. <text:s/></text:p>
      <text:h text:style-name="P26" text:outline-level="3">Event Transfer</text:h>
      <text:p text:style-name="Standard">The last sentence is the key to gateway traffic reduction. See §3.1 below.</text:p>
      <text:h text:style-name="P26" text:outline-level="3">Event Inquiry</text:h>
      <text:p text:style-name="Standard">Identify Events comes in both global and addressed forms. The global form can place a very large load on the network and should only be used when needed. <text:s/></text:p>
      <text:p text:style-name="Standard">The Identify Events message is sent to request that <text:span text:style-name="T2">the</text:span> specified nodes report all the events they produce or consume. <text:s/>These reports can be Identified Event messages specifying individual Event IDs or ranges of events. <text:s/></text:p>
      <text:p text:style-name="Standard">Identify Events is useful to be able to rapidly determine which, if any, Producer/Consumer Event IDs that a particular node is listening for and that it can emit. This can be used as a configuration diagnostic.</text:p>
      <text:p text:style-name="Standard">To determine which <text:span text:style-name="T2">Producer/Consumer</text:span> Event IDs can be send by a particular node, the inquiring node sends an Identify Events message addressed to the target node.</text:p>
      <text:p text:style-name="Standard">The node must reply with a Producer Identified message for each <text:span text:style-name="T2">Producer/Consumer</text:span> Event ID it can produce, and a Consumer Identified message for each <text:span text:style-name="T2">Producer/Consumer</text:span> Event ID for which it is listening.</text:p>
      <text:h text:style-name="P26" text:outline-level="3">Producer Inquiry</text:h>
      <text:p text:style-name="Standard">It is useful to be able to determine which, if any, nodes are configured to possibly transmit a specific PCER message and the current state of those producers. This can be used as a configuration diagnostic, and as a way of building filtering and routing tables.</text:p>
      <text:p text:style-name="Standard">To determine which nodes can send a particular <text:span text:style-name="T2">Producer/Consumer</text:span> Event ID, a node sends an Identify Producers message carrying the desired <text:span text:style-name="T2">Producer/Consumer</text:span> Event ID. This is an unaddressed message addressed to all nodes.</text:p>
      <text:p text:style-name="Standard">All nodes that are listening for that <text:span text:style-name="T2">Producer/Consumer</text:span> Event ID reply with a Producer Identified broadcast message.</text:p>
      <text:p text:style-name="Standard">The “valid” bit indicates that the node's internal condition is consistent with sending this <text:span text:style-name="T2">Producer/Consumer</text:span> Event ID. For example, assume a node sends <text:span text:style-name="T2">Producer/Consumer</text:span> Event ID 2 when the input goes active and <text:span text:style-name="T2">Producer/Consumer</text:span> Event ID 4 when the input goes inactive. Then if the input was active and the node was asked about <text:span text:style-name="T2">Producer/Consumer</text:span> Event ID 2, it would reply “valid”; if asked about <text:span text:style-name="T2">Producer/Consumer</text:span> Event ID 4, it would reply “not valid”. Depending on the node's structure, it might not always be possible to set the “valid” bit with certainty, in which case the “unknown” bit must be set.</text:p>
      <text:p text:style-name="Standard"><text:soft-page-break/>You can query a state when you come up with the Identify Events message. Conflicting states can happen, and have to be addressed. You might also want to enquire of the consumers if you don't get a definitive answer from the producers.</text:p>
      <text:p text:style-name="Standard">In regard to valid/invalid/unknown, it is always possible to send only unknown, or to ignore the three sub-forms, but a lot of capability is then lost. <text:s/></text:p>
      <text:h text:style-name="P26" text:outline-level="3">Consumer Inquiry</text:h>
      <text:p text:style-name="Standard">This message is useful to be able to determine which, if any, nodes are listening for a specific <text:span text:style-name="T2">Producer/Consumer</text:span> Event ID message.</text:p>
      <text:p text:style-name="Standard">This can be used as a configuration diagnostic, and as a way of building routing tables.</text:p>
      <text:p text:style-name="Standard">To determine which nodes are listening for a particular <text:span text:style-name="T2">Producer/Consumer</text:span> Event ID, a node sends an Identify Consumers message carrying the desired <text:span text:style-name="T2">Producer/Consumer</text:span> Event ID. This is an unaddressed message processed by all nodes.</text:p>
      <text:p text:style-name="Standard">All nodes that are listening for that <text:span text:style-name="T2">Producer/Consumer</text:span> Event ID reply with a Consumer Identified broadcast message.</text:p>
      <text:p text:style-name="Standard">The “valid” bit indicates that the node is currently in the state it would be if this message had been received last. For example, assume a node sets its output active for <text:span text:style-name="T2">Producer/Consumer</text:span> Event ID 2, and inactive for a <text:span text:style-name="T2">Producer/Consumer</text:span> Event ID 4. Then if the output was active and the node was asked about <text:span text:style-name="T2">Producer/Consumer</text:span> Event ID 2, it would reply "valid"; if asked about <text:span text:style-name="T2">Producer/Consumer</text:span> Event ID 4, it would reply "not valid". Depending on the node's structure, it might not always be possible to set the “valid” bit with certainty, in which case the “unknown” bit must be set.</text:p>
      <text:h text:style-name="P26" text:outline-level="3">Teach/Learn Configuration</text:h>
      <text:p text:style-name="Standard">Entry-level OpenLCB users should be able to buy two OpenLCB nodes and configure them to do something useful with only the pushbutton(s) and LED(s) on them, without requiring a separate configuration tool, computer, etc. </text:p>
      <text:p text:style-name="Standard">Producers (in nodes that connect to buttons, toggle switches, occupancy detectors, etc) and consumers (in nodes connected to signals, LEDs, displays, layout lighting, etc) need to be configured to use a common EventID, such that activating a producer will send the common EventID, which will cause one or more consumers to activate.</text:p>
      <text:p text:style-name="Standard">The Teach/Learn Configuration interaction provides communications support for that. It works without any central configuration mechanism, nor even any global knowledge of which producers and consumers are being configured.</text:p>
      <text:p text:style-name="Standard">The configuration starts by using external mechanisms, e.g. walking around and pushing buttons, to select producers and consumers which will learn the common EventID. These are colloquially called "Learners". <text:s/>The Standard does not discuss how a node defines its local user interface for doing that selection process<text:note text:id="ftn4" text:note-class="footnote"><text:note-citation>4</text:note-citation><text:note-body><text:p text:style-name="Footnote">Having conventions for the user interface would make it easier for users to work with multiple OpenLCB products. Some work has gone into a system for <text:span text:style-name="T12">doing</text:span> this with two buttons and two LEDs, called the “Blue/Gold configuration”, but this has not become a consensus solution as of the time of this writing.</text:p></text:note-body></text:note>. A single producer or consumer then provides the EventID that is to be learned in a “Teach Event” message. If the taught Event ID is a new unique ID, only the selected producers and <text:soft-page-break/>consumers will share it. <text:s/>If producers and/or consumers are already using that Event ID, the newly configured producers and/or consumers will be tied into the existing network of producers and consumers.</text:p>
      <text:h text:style-name="Heading_20_4" text:outline-level="4">Blue/Gold Buttons Implementation Example</text:h>
      <text:p text:style-name="P15">General Description</text:p>
      <text:list xml:id="list8060059419034881977" text:style-name="L5">
        <text:list-item>
          <text:p text:style-name="P42">On one or more 'learner'-node(s), using the Blue-button, choose a consumer/producer, and then push the Gold-button to set it to learn. <text:s/>This can be repeated on the same node or on others. <text:s/></text:p>
        </text:list-item>
        <text:list-item>
          <text:p text:style-name="P42">On the 'teacher'-node, push the Gold-button to choose teach-mode, then using the Blue-button, choose a consumer/producer. <text:s/></text:p>
        </text:list-item>
        <text:list-item>
          <text:p text:style-name="P42">Push the Gold-button to send the Learn Event message. </text:p>
        </text:list-item>
        <text:list-item>
          <text:p text:style-name="P34">As a result, all producers selected above will activate all the consumers.</text:p>
        </text:list-item>
      </text:list>
      <text:p text:style-name="Standard">Summary:</text:p>
      <text:list xml:id="list9105340121961890183" text:style-name="L6">
        <text:list-item>
          <text:p text:style-name="P43">Select to learn: blue, blue, ..., gold.</text:p>
        </text:list-item>
        <text:list-item>
          <text:p text:style-name="P35">Select to teach: gold, blue, blue, <text:span text:style-name="T2">…, gold.</text:span></text:p>
        </text:list-item>
      </text:list>
      <text:p text:style-name="Standard">Notes:</text:p>
      <text:list xml:id="list4071098995436289973" text:style-name="L7">
        <text:list-item>
          <text:p text:style-name="P44">Pushing the Blue-button selects consumer/producer's in a circular fashion, with a 'no-selection' before starting again at the beginning</text:p>
        </text:list-item>
        <text:list-item>
          <text:p text:style-name="P44">The teaching- producer/consumer can also be a 'learner'.</text:p>
        </text:list-item>
        <text:list-item>
          <text:p text:style-name="P44">New teaching will replace the previous teaching.</text:p>
        </text:list-item>
        <text:list-item>
          <text:p text:style-name="P36">Pushing Gold for more than 3-seconds will reset the node to its factory events.</text:p>
        </text:list-item>
      </text:list>
      <text:p text:style-name="P15">Layout Example</text:p>
      <text:p text:style-name="Standard">Given two Button-nodes, each with three buttons, A-C and D-F, respectively, and four Signals-nodes, 1-4:</text:p>
      <text:list xml:id="list6320680874750046871" text:style-name="L8">
        <text:list-item>
          <text:p text:style-name="P37"><text:span text:style-name="T14">Buttons set Aspects: Push blue on Signal-1 until the 'green' aspect is selected, then push gold. <text:s/>On the first Button-node, push gold, and then blue </text:span><text:span text:style-name="T15">once</text:span><text:span text:style-name="T16"> to select button-A, then push the gold again. On Signal-1 use the blue-button to select aspect 'red', and push gold, and then on the Button-node push gold and the blue twice to select button-B, and then <text:s/>gold again. <text:s/>Now, pushing button-A will change Signal-1 to green, and button-B will change it to red. </text:span></text:p>
        </text:list-item>
        <text:list-item>
          <text:p text:style-name="P37">Make a duplicate button: On the second Button-node, push blue once to select button-D, and then gold, and on the first Button-node, push gold, then blue once and then gold. On the second Button-node, push blue twice to select button-E, and then gold, and on the first Button-node, push gold, then blue twice and then gold. Now, button-D will turn Signal-1 to green, and button-E will turn it to red. </text:p>
        </text:list-item>
        <text:list-item>
          <text:p text:style-name="P30">Add a second consumer-node: On Signal-2 push blue to select red and then gold, then on Signal-1 push gold, then blue to select green, and then gold. On Signal-2 push blue to select green and then gold, then on Signal-1 push gold, then blue to select red, and then <text:s/>gold. Now pushing button-A sets Signal-1 to green and signal-2 to red, and button-B turns Signal-1 to red and Signal-2 to green.</text:p>
        </text:list-item>
      </text:list>
      <text:h text:style-name="Heading_20_3" text:outline-level="3"><text:soft-page-break/>Resetting to Default</text:h>
      <text:p text:style-name="Standard">Nodes are responsible for ensuring that a Event ID is really unique if required. <text:s/>This has implications for how event IDs are defined when <text:span text:style-name="T2">the</text:span> node is reset to “factory defaults”. <text:s/></text:p>
      <text:p text:style-name="Standard">For example, say that a node has Node ID 1.2.3.4.5.6 and therefore starts with its first producer containing the <text:s/>1.2.3.4.5.6.0.1 Event ID. <text:s/>As it comes from the factory, this Event ID is guaranteed to be unique because it comes from the node's unique ID.</text:p>
      <text:p text:style-name="Standard">This Event ID can be then be configured into several other nodes, which are using it for some particular purpose, say “start of day”. <text:s/>The node 1.2.3.4.5.6 producer can then be reconfigured to contain some other event ID, say 6.5.4.3.2.1.99.99 which is used to mean “end of day”. </text:p>
      <text:p text:style-name="Standard">If the node is reset to defaults and returns to 1.2.3.4.5.6.0.1, that's no longer a “unique” Event ID. <text:s/>It's being used by another part of the system for “start of day”. Node 1.2.3.4.5.6 will not be behaving as expected for a reset node, as it'll be responding to events taking place on the network. <text:s/>Further, it's 1.2.3.4.5.6.0.1 Event ID is not safe to be copied out into other producers and consumers.</text:p>
      <text:p text:style-name="Standard">One way to do this is to maintain a counter of created unique Event IDs, and use <text:span text:style-name="T2">the</text:span> next set when doing a reset to defaults. There are 65,538 different Event IDs possible for a node, so even one that uses 512 Event IDs can be reset to defaults a lot of times before its are risk of running out.</text:p>
      <text:p text:style-name="Standard">Alternately, the node can keep track of which Event IDs might have left the node and been reused. <text:s/>This includes any of the messages that carry the Event ID, including but not limited to Teach Event, plus configuration memory reads and perhap other methods. <text:s/>If the Event ID <text:span text:style-name="T2">in a producer or consumer has been retrieved and used, then it needs to be given a new Event ID. <text:s/>If not, it can keep it's existing Event ID. <text:s/>While Identify Event messages can be used to discover if a particualr Event is being used, it will not find any nodes that are not active, or have left the layout, so a conflict could occur if those nodes become active of the layout again. <text:s/>It is therefore much safer to reset to defaults and obtain a new set of unused Events. <text:s/>This is particularly </text:span><text:change text:change-id="ct140730251413232"/><text:change-start text:change-id="ct140730251353584"/><text:span text:style-name="T2">important</text:span><text:change-end text:change-id="ct140730251353584"/><text:span text:style-name="T2"> is the node is passed onto someone else. <text:s/></text:span><text:change-start text:change-id="ct140730252490336"/></text:p>
      <text:p text:style-name="Standard"><text:change-end text:change-id="ct140730252490336"/><text:change-start text:change-id="ct140730229363712"/><text:span text:style-name="T2"/></text:p>
      <text:h text:style-name="Heading_20_2" text:outline-level="2">CAN Adaptation</text:h>
      <text:p text:style-name="Standard">For reference, we describe the messages defined in this standard as formatted for the CAN transport protocol. This section is not normative; should there be a conflict between this document and the Standards, then the Standards take precedence.</text:p>
      <text:p text:style-name="Standard">The CAN Frame Transport Standard and Message Network Standard define how OpenLCB messages are carried across CAN networks. <text:s/>Following those standards, the Event Transport messages used on CAN are as defined in the following table.</text:p>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able:table-header-rows>
          <table:table-row table:style-name="Table10.1">
            <table:table-cell table:style-name="Table10.A1" office:value-type="string">
              <text:p text:style-name="P19">MessageName</text:p>
            </table:table-cell>
            <table:table-cell table:style-name="Table10.A1" office:value-type="string">
              <text:p text:style-name="P19">Dest ID</text:p>
            </table:table-cell>
            <table:table-cell table:style-name="Table10.A1" office:value-type="string">
              <text:p text:style-name="P19">Event ID</text:p>
            </table:table-cell>
            <table:table-cell table:style-name="Table10.A1" office:value-type="string">
              <text:p text:style-name="P19">Simple Node </text:p>
            </table:table-cell>
            <table:table-cell table:style-name="Table10.A1" office:value-type="string">
              <text:p text:style-name="P19">Header Format</text:p>
            </table:table-cell>
            <table:table-cell table:style-name="Table10.F1" office:value-type="string">
              <text:p text:style-name="P19">Data-part Content</text:p>
            </table:table-cell>
          </table:table-row>
        </table:table-header-rows>
        <table:table-row table:style-name="Table10.1">
          <table:table-cell table:style-name="Table10.A2" office:value-type="string">
            <text:p text:style-name="P20">Producer/Consumer Event Report (PCER)</text:p>
          </table:table-cell>
          <table:table-cell table:style-name="Table10.A2" office:value-type="string">
            <text:p text:style-name="P21">N</text:p>
          </table:table-cell>
          <table:table-cell table:style-name="Table10.A2" office:value-type="string">
            <text:p text:style-name="P21">Y</text:p>
          </table:table-cell>
          <table:table-cell table:style-name="Table10.A2" office:value-type="string">
            <text:p text:style-name="P21">Y</text:p>
          </table:table-cell>
          <table:table-cell table:style-name="Table10.A2" office:value-type="string">
            <text:p text:style-name="P20">0x195B,4sss<text:note text:id="ftn0" text:note-class="footnote"><text:note-citation>5</text:note-citation><text:note-body><text:p text:style-name="Footnote">sss — The 12-bit source alias field.</text:p></text:note-body></text:note></text:p>
          </table:table-cell>
          <table:table-cell table:style-name="Table10.F2" office:value-type="string">
            <text:p text:style-name="P22">Event ID</text:p>
          </table:table-cell>
        </table:table-row>
        <table:table-row table:style-name="Table10.1">
          <table:table-cell table:style-name="Table10.A2" office:value-type="string">
            <text:p text:style-name="P20">Identify Consumer</text:p>
          </table:table-cell>
          <table:table-cell table:style-name="Table10.A2" office:value-type="string">
            <text:p text:style-name="P21">N</text:p>
          </table:table-cell>
          <table:table-cell table:style-name="Table10.A2" office:value-type="string">
            <text:p text:style-name="P21">Y</text:p>
          </table:table-cell>
          <table:table-cell table:style-name="Table10.A2" office:value-type="string">
            <text:p text:style-name="P21">Y</text:p>
          </table:table-cell>
          <table:table-cell table:style-name="Table10.A2" office:value-type="string">
            <text:p text:style-name="P20">0x198F,4sss</text:p>
          </table:table-cell>
          <table:table-cell table:style-name="Table10.F2" office:value-type="string">
            <text:p text:style-name="P20">Event ID</text:p>
          </table:table-cell>
        </table:table-row>
        <text:soft-page-break/>
        <table:table-row table:style-name="Table10.1">
          <table:table-cell table:style-name="Table10.A2" office:value-type="string">
            <text:p text:style-name="P20">Consumer Identified</text:p>
          </table:table-cell>
          <table:table-cell table:style-name="Table10.A2" office:value-type="string">
            <text:p text:style-name="P21">N</text:p>
          </table:table-cell>
          <table:table-cell table:style-name="Table10.A2" office:value-type="string">
            <text:p text:style-name="P21">Y</text:p>
          </table:table-cell>
          <table:table-cell table:style-name="Table10.A2" office:value-type="string">
            <text:p text:style-name="P21">N</text:p>
          </table:table-cell>
          <table:table-cell table:style-name="Table10.A2" office:value-type="string">
            <text:p text:style-name="P20">0x194C,4sss — Valid</text:p>
            <text:p text:style-name="P20">0x194C,5sss — Invalid <text:s/></text:p>
            <text:p text:style-name="P20">0x194C,7sss — Unknown</text:p>
          </table:table-cell>
          <table:table-cell table:style-name="Table10.F2" office:value-type="string">
            <text:p text:style-name="P20">Event ID</text:p>
          </table:table-cell>
        </table:table-row>
        <table:table-row table:style-name="Table10.1">
          <table:table-cell table:style-name="Table10.A2" office:value-type="string">
            <text:p text:style-name="P20">Consumer Range Identified</text:p>
          </table:table-cell>
          <table:table-cell table:style-name="Table10.A2" office:value-type="string">
            <text:p text:style-name="P21">N</text:p>
          </table:table-cell>
          <table:table-cell table:style-name="Table10.A2" office:value-type="string">
            <text:p text:style-name="P21">Y</text:p>
          </table:table-cell>
          <table:table-cell table:style-name="Table10.A2" office:value-type="string">
            <text:p text:style-name="P21">N</text:p>
          </table:table-cell>
          <table:table-cell table:style-name="Table10.A2" office:value-type="string">
            <text:p text:style-name="P20">0x194A,4sss</text:p>
          </table:table-cell>
          <table:table-cell table:style-name="Table10.F2" office:value-type="string">
            <text:p text:style-name="P46"><text:span text:style-name="T2">Event ID</text:span> Range</text:p>
          </table:table-cell>
        </table:table-row>
        <table:table-row table:style-name="Table10.1">
          <table:table-cell table:style-name="Table10.A2" office:value-type="string">
            <text:p text:style-name="P20">Identify Producer</text:p>
          </table:table-cell>
          <table:table-cell table:style-name="Table10.A2" office:value-type="string">
            <text:p text:style-name="P21">N</text:p>
          </table:table-cell>
          <table:table-cell table:style-name="Table10.A2" office:value-type="string">
            <text:p text:style-name="P21">Y</text:p>
          </table:table-cell>
          <table:table-cell table:style-name="Table10.A2" office:value-type="string">
            <text:p text:style-name="P21">Y</text:p>
          </table:table-cell>
          <table:table-cell table:style-name="Table10.A2" office:value-type="string">
            <text:p text:style-name="P20">0x1991,4sss</text:p>
          </table:table-cell>
          <table:table-cell table:style-name="Table10.F2" office:value-type="string">
            <text:p text:style-name="P20">Event ID</text:p>
          </table:table-cell>
        </table:table-row>
        <table:table-row table:style-name="Table10.1">
          <table:table-cell table:style-name="Table10.A2" office:value-type="string">
            <text:p text:style-name="P20">Producer Identified</text:p>
          </table:table-cell>
          <table:table-cell table:style-name="Table10.A2" office:value-type="string">
            <text:p text:style-name="P21">N</text:p>
          </table:table-cell>
          <table:table-cell table:style-name="Table10.A2" office:value-type="string">
            <text:p text:style-name="P21">Y</text:p>
          </table:table-cell>
          <table:table-cell table:style-name="Table10.A2" office:value-type="string">
            <text:p text:style-name="P21">N</text:p>
          </table:table-cell>
          <table:table-cell table:style-name="Table10.A2" office:value-type="string">
            <text:p text:style-name="P20">0x1954,4sss — Valid</text:p>
            <text:p text:style-name="P20">0x1954,5sss — Invalid</text:p>
            <text:p text:style-name="P20">0x1954,7sss — Unknown</text:p>
          </table:table-cell>
          <table:table-cell table:style-name="Table10.F2" office:value-type="string">
            <text:p text:style-name="P20">Event ID</text:p>
          </table:table-cell>
        </table:table-row>
        <table:table-row table:style-name="Table10.1">
          <table:table-cell table:style-name="Table10.A2" office:value-type="string">
            <text:p text:style-name="P20">Producer Identified Range</text:p>
          </table:table-cell>
          <table:table-cell table:style-name="Table10.A2" office:value-type="string">
            <text:p text:style-name="P21">N</text:p>
          </table:table-cell>
          <table:table-cell table:style-name="Table10.A2" office:value-type="string">
            <text:p text:style-name="P21">Y</text:p>
          </table:table-cell>
          <table:table-cell table:style-name="Table10.A2" office:value-type="string">
            <text:p text:style-name="P21">N</text:p>
          </table:table-cell>
          <table:table-cell table:style-name="Table10.A2" office:value-type="string">
            <text:p text:style-name="P20">0x1952,4sss</text:p>
          </table:table-cell>
          <table:table-cell table:style-name="Table10.F2" office:value-type="string">
            <text:p text:style-name="P46"><text:span text:style-name="T2">Event ID</text:span> Range</text:p>
          </table:table-cell>
        </table:table-row>
        <table:table-row table:style-name="Table10.1">
          <table:table-cell table:style-name="Table10.A2" table:number-rows-spanned="2" office:value-type="string">
            <text:p text:style-name="P20">Identify Events</text:p>
          </table:table-cell>
          <table:table-cell table:style-name="Table10.A2" office:value-type="string">
            <text:p text:style-name="P21">N</text:p>
          </table:table-cell>
          <table:table-cell table:style-name="Table10.A2" office:value-type="string">
            <text:p text:style-name="P21">N</text:p>
          </table:table-cell>
          <table:table-cell table:style-name="Table10.A2" office:value-type="string">
            <text:p text:style-name="P21">Y</text:p>
          </table:table-cell>
          <table:table-cell table:style-name="Table10.A2" office:value-type="string">
            <text:p text:style-name="P20">0x1997,0sss</text:p>
          </table:table-cell>
          <table:table-cell table:style-name="Table10.F2" office:value-type="string">
            <text:p text:style-name="P20"/>
          </table:table-cell>
        </table:table-row>
        <table:table-row table:style-name="Table10.1">
          <table:covered-table-cell/>
          <table:table-cell table:style-name="Table10.A2" office:value-type="string">
            <text:p text:style-name="P21">Y</text:p>
          </table:table-cell>
          <table:table-cell table:style-name="Table10.A2" office:value-type="string">
            <text:p text:style-name="P21">N</text:p>
          </table:table-cell>
          <table:table-cell table:style-name="Table10.A2" office:value-type="string">
            <text:p text:style-name="P23">N</text:p>
          </table:table-cell>
          <table:table-cell table:style-name="Table10.A2" office:value-type="string">
            <text:p text:style-name="P20">0x1996,8sss </text:p>
          </table:table-cell>
          <table:table-cell table:style-name="Table10.F2" office:value-type="string">
            <text:p text:style-name="P20">fddd<text:note text:id="ftn8" text:note-class="footnote"><text:note-citation>6</text:note-citation><text:note-body><text:p text:style-name="Footnote">fddd — First two bytes of the data-part, representing the flag bits and 12-bit destination Alias. See the CAN Frame Transport Standard. <text:s/></text:p></text:note-body></text:note></text:p>
          </table:table-cell>
        </table:table-row>
        <table:table-row table:style-name="Table10.1">
          <table:table-cell table:style-name="Table10.A2" office:value-type="string">
            <text:p text:style-name="P40">Teach Event</text:p>
          </table:table-cell>
          <table:table-cell table:style-name="Table10.A2" office:value-type="string">
            <text:p text:style-name="P21">N</text:p>
          </table:table-cell>
          <table:table-cell table:style-name="Table10.A2" office:value-type="string">
            <text:p text:style-name="P21">Y</text:p>
          </table:table-cell>
          <table:table-cell table:style-name="Table10.A2" office:value-type="string">
            <text:p text:style-name="P23">Y</text:p>
          </table:table-cell>
          <table:table-cell table:style-name="Table10.A2" office:value-type="string">
            <text:p text:style-name="P20">0x1959,4sss </text:p>
          </table:table-cell>
          <table:table-cell table:style-name="Table10.F2" office:value-type="string">
            <text:p text:style-name="P20">Event ID</text:p>
          </table:table-cell>
        </table:table-row>
      </table:table>
      <text:p text:style-name="Standard"/>
      <text:h text:style-name="Heading_20_3" text:outline-level="3">CAN States</text:h>
      <text:p text:style-name="Standard">There are no CAN-specific modifications to the states described in <text:span text:style-name="T5">Section 5</text:span> above.</text:p>
      <text:h text:style-name="Heading_20_3" text:outline-level="3">CAN Interactions</text:h>
      <text:p text:style-name="Standard"><text:span text:style-name="T2">There are no CAN-specific modifications to the interactions described in Section 6 above.</text:span><text:change-end text:change-id="ct140730229363712"/></text:p>
      <text:h text:style-name="Heading_20_1" text:outline-level="1">Background information </text:h>
      <text:p text:style-name="Standard">This section is general information of interest to the reader, implementers, etc.</text:p>
      <text:p text:style-name="P11">An OpenLCB Event represents the sum of all the causes and actions associated with particular concept , such as “Night is falling”, and implements a many-to-many relationship. <text:s/>It has been referred to as the Producer-Consumer Model, in opposition to the Master-Slave Model.<text:note text:id="ftn5" text:note-class="footnote"><text:note-citation>7</text:note-citation><text:note-body><text:p text:style-name="Footnote"><text:s/>For a general discussion, see: <text:a xlink:type="simple" xlink:href="http://openlcb.org/trunk/documents/notes/ProducerConsumerModel.html" text:style-name="Internet_20_link" text:visited-style-name="Visited_20_Internet_20_Link">http://openlcb.org/trunk/documents/notes/ProducerConsumerModel.html</text:a> and http://openlcb.org/trunk/scratchpads/JohnSL/Tech_Note_Introduction_to_the_PC_Model_2007-10-10.pdf</text:p></text:note-body></text:note>  Each Event is abstracted into a single unique event-number. <text:s/>An Event-message contains only this event-number. <text:s text:c="2"/>An advantage of this model is that new triggers or new causes which cause the production of the event-number, or new actions resulting from the consumption the event-number, can be implemented by a node without reference to other producers or consumers, <text:span text:style-name="T24">which</text:span> makes this model very flexible and extensible. <text:s/></text:p>
      <text:p text:style-name="P12"><text:span text:style-name="T18">Events are most often used to advertise changes in system state, for example a occupancy detector's state. <text:s/>The model maintains the distributed-state model of a layout because Events-messages are </text:span><text:soft-page-break/><text:span text:style-name="T18">broadcast</text:span><text:span text:style-name="T18"><text:note text:id="ftn6" text:note-class="footnote"><text:note-citation>8</text:note-citation><text:note-body><text:p text:style-name="Footnote"><text:s/>OpenLCB uses interest-based routing, which means <text:span text:style-name="T12">that</text:span> Event messages are actually broadcast only to those bus segments on which a node has expressed interest. <text:s/>Event-ranges are used to express interest in a classes of events. <text:s text:c="2"/></text:p></text:note-body></text:note></text:span><text:span text:style-name="T18"> to all nodes, and this allows individual producers and consumers to use them to change their knowledge of the distributed state. <text:s/></text:span></text:p>
      <text:p text:style-name="P11">Other important, and perhaps not obvious, uses include: publishing a capability using an event from a list of well-known Event IDs; transmitting well-known ranges of data, such as fast-clock time; and embedding an other system's message into the bytes of the Event ID, for example a DCC accessory message. Notice that these latter uses allows any node to respond to these messages using its usual event-handling. <text:s/>For example, a node can activate an output in response to a specific fast-clock time.</text:p>
      <text:h text:style-name="Heading_20_2" text:outline-level="2">Gateways</text:h>
      <text:p text:style-name="Standard">Gateways can route PCERs only to segments with nodes expressing interest by processing the other event messages, including Consumer and Producer Identified. <text:s/></text:p>
      <text:p text:style-name="Standard">The automatically-routed event range always has to be routed. This can be done by making a permanent entry in routing tables, or any other implementation method.</text:p>
      <text:h text:style-name="Heading_20_2" text:outline-level="2">Examples</text:h>
      <text:p text:style-name="Standard">Consider a OpenLCB installation with two CAN segments A and B connected via gateways and a TCP/IP link. In addition, a program is attached via a TCP/IP link and additional gateway to CAN segment B.</text:p>
      <text:p text:style-name="Standard"><text:s/><draw:frame draw:style-name="fr1" draw:name="graphics2" text:anchor-type="as-char" svg:width="3.6693in" svg:height="1.2846in" draw:z-index="14"><draw:image xlink:href="../../../../../../../documents/drawings/CAN-TCP-CAN-figure.gif" xlink:type="simple" xlink:show="embed" xlink:actuate="onLoad"/></draw:frame></text:p>
      <text:p text:style-name="Standard">Figure 1 – Example OpenLCB Network</text:p>
      <text:p text:style-name="Standard">The program has to be able to fully communicate with all OpenLCB nodes on both segments A and B. These examples shows how the gateways can make that happen. For simplicity, the labels on the figure will be used as if they were the full NID of the node, e.g. "GB1" for the left gateway on segment B. Frames and messages are represented by [“source address”, “content”, “optional destination address”] triplets. Not all messages are shown. Note that there are many ways that gateways can manage traffic, and this is just one approach.</text:p>
      <text:p text:style-name="Standard">Before the cases below, both segments come up, assign the numbers 1,2,3 as aliases to their local nodes, 10 to gateway 1 and 20 to gateway 2 on segment B. For simplicity, A1 produces event X, which A2 and B2 want to consume. A1 also produces Y, which no other node wants to consume.</text:p>
      <text:h text:style-name="Heading_20_3" text:outline-level="3">Case 1: All nodes initialized before link established, event X is sent</text:h>
      <text:p text:style-name="Standard">The A-B gateways initialize their internal tables.</text:p>
      <text:p text:style-name="Standard">A1 sends X. GA receives it. Because GA hasn't seen X before, X is forwarded across the link to GB, followed by an “Identify Consumers of X” message.</text:p>
      <text:p text:style-name="Standard"><text:soft-page-break/>GB puts the X message on the CAN segment, and B2 consumes it.</text:p>
      <text:p text:style-name="Standard">GB puts the “Identify Consumers of X” message on the CAN segment.</text:p>
      <text:p text:style-name="Standard">B2 responds with “Consumer of X Identified”</text:p>
      <text:p text:style-name="Standard">GB receives “Consumer of X Identified”, forwards to GA, which marks its tables to continue forwarding these. GA forwards that message on the CAN segment in case there are other listeners for it.</text:p>
      <text:h text:style-name="Heading_20_3" text:outline-level="3">Case 2: Node B2 comes up, after event X has been sent in the example above</text:h>
      <text:p text:style-name="Standard">The gateways are up, but don't know about B2. GA has seen X sent by A1, but has marked it as “do not forward” because there was no consumer for it on B.</text:p>
      <text:p text:style-name="Standard">B2 comes up, gets a NID alias assigned, sends “AMD” and “Initialization Complete”.</text:p>
      <text:p text:style-name="Standard">B2 sends “Consumer of X Identified”. GB forwards that to GA.</text:p>
      <text:p text:style-name="Standard">GA remembers that event X must be forwarded across this link if seen.</text:p>
      <text:p text:style-name="Standard">A1 sends X, GA receives it, forwards it across link.</text:p>
      <text:h text:style-name="Heading_20_3" text:outline-level="3">Case 3: Node A1 comes up, then event X is sent</text:h>
      <text:p text:style-name="Standard">The gateways are up, but don't know about A1 or X.</text:p>
      <text:p text:style-name="Standard">A1 comes up, gets a NID alias assigned, sends “AMD” and “Initialization Complete”.</text:p>
      <text:p text:style-name="Standard">A1 sends “Producer of X Identified”. GA forwards that to GB.</text:p>
      <text:p text:style-name="Standard">GA notes that event X currently must be forwarded across this link if/when seen.</text:p>
      <text:p text:style-name="Standard">A1 sends X. GA receives it. Because GA hasn't seen X before, X is forwarded across the link to GB, followed by an “Identify Consumers of X” message.</text:p>
      <text:p text:style-name="Standard">The rest of this proceeds like case 1.</text:p>
      <text:h text:style-name="Heading_20_3" text:outline-level="3">Case 4: Node A1 comes up, then event Y is sent</text:h>
      <text:p text:style-name="Standard">The gateways are up, but don't know about A1 or Y.</text:p>
      <text:p text:style-name="Standard">A1 comes up, gets a NID alias assigned, sends “AMD” and “Initialization Complete”.</text:p>
      <text:p text:style-name="Standard">A1 sends “Producer of Y Identified”. GA forwards that to GB.</text:p>
      <text:p text:style-name="Standard">GA notes that event Y currently must be forwarded across this link if seen.</text:p>
      <text:p text:style-name="Standard">A1 sends X. GA receives it. Because GA hasn't seen Y before, Y is forwarded across the link to GB, followed by an “Identify Consumers of Y” message.</text:p>
      <text:p text:style-name="Standard">No “Consumer of Y Identified” message is received back, so after a short timeout GA marks it's tables to not forward Y. <text:s/>(If a not later comes up that consumes Y, a sequence similar to Case 2 occurs.)</text:p>
      <text:h text:style-name="Heading_20_2" text:outline-level="2">Node Implementation hints</text:h>
      <text:p text:style-name="Standard">Buffering issues, particularly on CAN, have to be carefully considered. All nodes have to be able to keep up with PCER messages that can arrive about every millisecond (125000 bps / 120 bits per <text:soft-page-break/>message) </text:p>
      <text:list xml:id="list4691760804092191040" text:style-name="L9">
        <text:list-item>
          <text:p text:style-name="P45">Don't <text:s/>do long linear searches to match an incoming Event ID to internal structures.</text:p>
        </text:list-item>
        <text:list-item>
          <text:p text:style-name="P38">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here's a whole range of ways that events could be handled. <text:s/>A consumer might always handle them in the order received, and with the inter-event time intervals as received, down to the microsecond. <text:s/>Or it might do them in-order on a time-available basis, and generally be able to do them in 50 milliseconds. <text:s/>Or it might do them in the order that lets it get done fastest. <text:s/>Or whatever.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 Node manufacturers should certainly specify the performance of their nodes. <text:s/>More knowledge is good, but the standard doesn't compel anything because it's hard to write a testable requirement. </text:p>
      <text:p text:style-name="Standard">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If Node A and Node B emit events at the same time on different segments, there's no guarantee of when node C will receive them, nor in what order, nor that Node D will receive it at the same time &amp; in the same order as Node C.</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text:s/>All of these are assigned<text:span text:style-name="T19"> with the 01.00.00.00.00.00 or 01.01.00.00.00.00 reserv</text:span>ed IDs in their upper six bytes to ensure uniqueness and simplify recognition. <text:span text:style-name="T19"><text:s/></text:span>The OpenLCB group maintains a central list of the individual assigned Event IDs.<text:note text:id="ftn7" text:note-class="footnote"><text:note-citation>9</text:note-citation><text:note-body><text:p text:style-name="Footnote">See <text:a xlink:type="simple" xlink:href="http://www.openlcb.org/trunk/specs/EventIdAllocations.pdf" text:style-name="Internet_20_link" text:visited-style-name="Visited_20_Internet_20_Link">http://www.openlcb.org/trunk/specs/EventIdAllocations.pdf</text:a> for specific definitions</text:p></text:note-body></text:note></text:p>
      <text:p text:style-name="P14">The Event IDs that start 01.00.00.00.00.00 are the automatically-routed events, a subset of the well-known events.</text:p>
      <text:p text:style-name="Standard">Except for the automatically-routed events, nodes producing or consuming well-known events must mention them when identifying the event IDs they produce and consume. Gateways may filter on these, but are not required to. For ease of implementation, a gateway may just pass all events with the common values of the top 6 bytes.</text:p>
      <text:h text:style-name="Heading_20_2" text:outline-level="2" text:is-list-header="true"><text:soft-page-break/></text:h>
      <text:p text:style-name="P13"/>
      <text:p text:style-name="Standard"/>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9"><text:s/>1 Introduction<text:tab/>1</text:p>
          <text:p text:style-name="P29"><text:s/>2 Annotations to the Standard<text:tab/>2</text:p>
          <text:p text:style-name="P24"><text:s/>2.1 Introduction<text:tab/>2</text:p>
          <text:p text:style-name="P24"><text:s/>2.2 Intended Use<text:tab/>2</text:p>
          <text:p text:style-name="P24"><text:s/>2.3 References and Context<text:tab/>2</text:p>
          <text:p text:style-name="P24"><text:s/>2.4 Message Formats<text:tab/>2</text:p>
          <text:p text:style-name="P28"><text:s/>2.4.1 Producer/Consumer Event Report (PCER)<text:tab/>4</text:p>
          <text:p text:style-name="P28"><text:s/>2.4.2 Identify Consumer <text:tab/>4</text:p>
          <text:p text:style-name="P28"><text:s/>2.4.3 Consumer Identified <text:tab/>4</text:p>
          <text:p text:style-name="P28"><text:s/>2.4.4 Consumer Range Identified<text:tab/>4</text:p>
          <text:p text:style-name="P28"><text:s/>2.4.5 Identify Producer <text:tab/>4</text:p>
          <text:p text:style-name="P28"><text:s/>2.4.6 Producer Identified<text:tab/>5</text:p>
          <text:p text:style-name="P28"><text:s/>2.4.7 Producer Range Identified<text:tab/>5</text:p>
          <text:p text:style-name="P28"><text:s/>2.4.8 Identify Events<text:tab/>5</text:p>
          <text:p text:style-name="P28"><text:s/>2.4.9 Learn Event<text:tab/>6</text:p>
          <text:p text:style-name="P24"><text:s/>2.5 States<text:tab/>6</text:p>
          <text:p text:style-name="P24"><text:s/>2.6 Interactions<text:tab/>6</text:p>
          <text:p text:style-name="P28"><text:s/>2.6.1 Event Transfer<text:tab/>7</text:p>
          <text:p text:style-name="P28"><text:s/>2.6.2 Event Inquiry<text:tab/>7</text:p>
          <text:p text:style-name="P28"><text:s/>2.6.3 Producer Inquiry<text:tab/>7</text:p>
          <text:p text:style-name="P28"><text:s/>2.6.4 Consumer Inquiry<text:tab/>8</text:p>
          <text:p text:style-name="P28"><text:s/>2.6.5 Teach/Learn Configuration<text:tab/>8</text:p>
          <text:p text:style-name="P27"><text:s/>2.6.5.1 Blue/Gold Buttons Implementation Example<text:tab/>9</text:p>
          <text:p text:style-name="P28"><text:s/>2.6.6 Resetting to Default<text:tab/>10</text:p>
          <text:p text:style-name="P24"><text:s/>2.7 CAN Adaptation<text:tab/>10</text:p>
          <text:p text:style-name="P28"><text:s/>2.7.1 CAN States<text:tab/>11</text:p>
          <text:p text:style-name="P28"><text:s/>2.7.2 CAN Interactions<text:tab/>11</text:p>
          <text:p text:style-name="P29"><text:s/>3 Background information <text:tab/>11</text:p>
          <text:p text:style-name="P24"><text:s/>3.1 Gateways<text:tab/>12</text:p>
          <text:p text:style-name="P24"><text:s/>3.2 Examples<text:tab/>12</text:p>
          <text:p text:style-name="P28"><text:s/>3.2.1 Case 1: All nodes initialized before link established, event X is sent<text:tab/>12</text:p>
          <text:p text:style-name="P28"><text:s/>3.2.2 Case 2: Node B2 comes up, after event X has been sent in the example above<text:tab/>13</text:p>
          <text:p text:style-name="P28"><text:s/>3.2.3 Case 3: Node A1 comes up, then event X is sent<text:tab/>13</text:p>
          <text:p text:style-name="P28"><text:s/>3.2.4 Case 4: Node A1 comes up, then event Y is sent<text:tab/>13</text:p>
          <text:p text:style-name="P24"><text:s/>3.3 Node Implementation hints<text:tab/>13</text:p>
          <text:p text:style-name="P24"><text:s/>3.4 Well known events<text:tab/>14</text:p>
        </text:index-body>
      </text:table-of-conten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Arrowheads_20_1" draw:display-name="Arrowheads 1" svg:viewBox="0 0 1131 902" svg:d="M564 0l-564 902h1131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RTF_5f_Num_20_4_20_1" style:display-name="RTF_Num 4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4" style:family="text">
      <style:text-properties fo:font-size="9pt" style:font-size-asian="9pt"/>
    </style:style>
    <style:style style:name="MT5"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6"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Technical Note</text:p>
      </style:header>
      <style:footer>
        <text:p text:style-name="MP4"><text:span text:style-name="Page_20_Number"><text:span text:style-name="MT2">Copyright </text:span></text:span><text:span text:style-name="Page_20_Number"><text:span text:style-name="MT3">2011-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6</text:page-number></text:span></text:span><text:span text:style-name="Page_20_Number"><text:span text:style-name="MT2"> of </text:span></text:span><text:span text:style-name="Page_20_Number"><text:span text:style-name="MT2"><text:page-count style:num-format="1">16</text:page-count></text:span></text:span><text:span text:style-name="Page_20_Number"><text:span text:style-name="MT2"> - </text:span></text:span><text:span text:style-name="Page_20_Number"><text:span text:style-name="MT2"><text:date style:data-style-name="N75" text:date-value="2015-02-12T21:00:58.99">Feb 12,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3) translate (0.00972222222222222in 5.2318460192475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2T21:00:58.99">Feb 12, 2015</text:date></text:p>
            </table:table-cell>
            <table:table-cell table:style-name="Table1.C1" office:value-type="string">
              <text:p text:style-name="MP8">In Review</text:p>
            </table:table-cell>
          </table:table-row>
        </table:table>
        <text:p text:style-name="Header"/>
      </style:header>
      <style:footer>
        <text:p text:style-name="MP9"><text:span text:style-name="Page_20_Number"><text:span text:style-name="MT2">Copyright </text:span></text:span><text:span text:style-name="Page_20_Number"><text:span text:style-name="MT3">2011-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6</text:page-count></text:span></text:span><text:span text:style-name="Page_20_Number"><text:span text:style-name="MT5"> - </text:span></text:span><text:span text:style-name="Page_20_Number"><text:span text:style-name="MT2"><text:date style:data-style-name="N75" text:date-value="2015-02-12T21:00:58.99">Feb 12, 2015</text:date></text:span></text:span></text:p>
        <text:p text:style-name="MP10"/>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Event Transport Technical Note</dc:title>
    <meta:initial-creator>Alex Shepherd</meta:initial-creator>
    <meta:creation-date>2009-01-22T07:11:27</meta:creation-date>
    <meta:editing-cycles>140</meta:editing-cycles>
    <meta:editing-duration>P4DT7H28M39S</meta:editing-duration>
    <meta:generator>OpenOffice/4.1.1$Unix OpenOffice.org_project/411m6$Build-9775</meta:generator>
    <dc:date>2015-02-12T21:00:59</dc:date>
    <dc:creator>Jim Kueneman</dc:creator>
    <meta:keyword>Event Transport</meta:keyword>
    <meta:document-statistic meta:table-count="2" meta:image-count="1" meta:object-count="0" meta:page-count="16" meta:paragraph-count="327" meta:word-count="6391" meta:character-count="38605"/>
    <meta:user-defined meta:name="Info 1"/>
    <meta:user-defined meta:name="Info 2"/>
    <meta:user-defined meta:name="Info 3"/>
    <meta:user-defined meta:name="Info 4"/>
  </office:meta>
</office:document-meta>
</file>